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4B7000004C183E7A8D5.png" manifest:media-type="image/png"/>
  <manifest:file-entry manifest:full-path="Pictures/100001E000000A0600000A06FBAB6554.svg" manifest:media-type="image/svg+xml"/>
  <manifest:file-entry manifest:full-path="Pictures/100000010000006100000061BC64147A.png" manifest:media-type="image/png"/>
  <manifest:file-entry manifest:full-path="Pictures/10000001000008170000043834E29D2D.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a2" style:family="table">
      <style:table-properties style:width="16.004cm" fo:margin-left="-0.259cm" table:align="left"/>
    </style:style>
    <style:style style:name="Tabela2.A" style:family="table-column">
      <style:table-column-properties style:column-width="8.491cm"/>
    </style:style>
    <style:style style:name="Tabela2.B" style:family="table-column">
      <style:table-column-properties style:column-width="7.512cm"/>
    </style:style>
    <style:style style:name="Tabela2.1" style:family="table-row">
      <style:table-row-properties style:min-row-height="0.801cm" style:use-optimal-row-height="false"/>
    </style:style>
    <style:style style:name="Tabela2.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2.2" style:family="table-row">
      <style:table-row-properties style:min-row-height="1.199cm" style:use-optimal-row-height="false"/>
    </style:style>
    <style:style style:name="Tabela2.A2" style:family="table-cell">
      <style:table-cell-properties fo:padding-left="0.191cm" fo:padding-right="0.191cm" fo:padding-top="0cm" fo:padding-bottom="0cm" fo:border="0.5pt solid #000000" style:writing-mode="lr-tb"/>
    </style:style>
    <style:style style:name="Tabela2.A3" style:family="table-cell">
      <style:table-cell-properties fo:padding-left="0.191cm" fo:padding-right="0.191cm" fo:padding-top="0cm" fo:padding-bottom="0cm" fo:border="0.5pt solid #000000" style:writing-mode="lr-tb"/>
    </style:style>
    <style:style style:name="Tabela2.A4" style:family="table-cell">
      <style:table-cell-properties fo:padding-left="0.191cm" fo:padding-right="0.191cm" fo:padding-top="0cm" fo:padding-bottom="0cm" fo:border="0.5pt solid #000000" style:writing-mode="lr-tb"/>
    </style:style>
    <style:style style:name="Tabela2.A5" style:family="table-cell">
      <style:table-cell-properties fo:padding-left="0.191cm" fo:padding-right="0.191cm" fo:padding-top="0cm" fo:padding-bottom="0cm" fo:border="0.5pt solid #000000" style:writing-mode="lr-tb"/>
    </style:style>
    <style:style style:name="Tabela2.B5" style:family="table-cell">
      <style:table-cell-properties fo:padding-left="0.191cm" fo:padding-right="0.191cm" fo:padding-top="0cm" fo:padding-bottom="0cm" fo:border="0.5pt solid #000000" style:writing-mode="lr-tb"/>
    </style:style>
    <style:style style:name="Tabela3" style:family="table">
      <style:table-properties style:width="16.004cm" fo:margin-left="-0.259cm" table:align="left"/>
    </style:style>
    <style:style style:name="Tabela3.A" style:family="table-column">
      <style:table-column-properties style:column-width="10.753cm"/>
    </style:style>
    <style:style style:name="Tabela3.B" style:family="table-column">
      <style:table-column-properties style:column-width="5.251cm"/>
    </style:style>
    <style:style style:name="Tabela3.1" style:family="table-row">
      <style:table-row-properties style:min-row-height="0.801cm" style:use-optimal-row-height="false"/>
    </style:style>
    <style:style style:name="Tabela3.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padding-left="0.191cm" fo:padding-right="0.191cm" fo:padding-top="0cm" fo:padding-bottom="0cm" fo:border="0.5pt solid #000000" style:writing-mode="lr-tb"/>
    </style:style>
    <style:style style:name="Tabela3.B2" style:family="table-cell">
      <style:table-cell-properties style:vertical-align="middle" fo:padding-left="0.191cm" fo:padding-right="0.191cm" fo:padding-top="0cm" fo:padding-bottom="0cm" fo:border="0.5pt solid #000000" style:writing-mode="lr-tb"/>
    </style:style>
    <style:style style:name="Tabela3.A3" style:family="table-cell">
      <style:table-cell-properties style:vertical-align="middle" fo:padding-left="0.191cm" fo:padding-right="0.191cm" fo:padding-top="0cm" fo:padding-bottom="0cm" fo:border="0.5pt solid #000000" style:writing-mode="lr-tb"/>
    </style:style>
    <style:style style:name="Tabela3.B3" style:family="table-cell">
      <style:table-cell-properties style:vertical-align="middle" fo:padding-left="0.191cm" fo:padding-right="0.191cm" fo:padding-top="0cm" fo:padding-bottom="0cm" fo:border="0.5pt solid #000000" style:writing-mode="lr-tb"/>
    </style:style>
    <style:style style:name="Tabela3.A4" style:family="table-cell">
      <style:table-cell-properties style:vertical-align="middle" fo:padding-left="0.191cm" fo:padding-right="0.191cm" fo:padding-top="0cm" fo:padding-bottom="0cm" fo:border="0.5pt solid #000000" style:writing-mode="lr-tb"/>
    </style:style>
    <style:style style:name="Tabela3.B4" style:family="table-cell">
      <style:table-cell-properties style:vertical-align="middle" fo:padding-left="0.191cm" fo:padding-right="0.191cm" fo:padding-top="0cm" fo:padding-bottom="0cm" fo:border="0.5pt solid #000000" style:writing-mode="lr-tb"/>
    </style:style>
    <style:style style:name="Tabela3.A5" style:family="table-cell">
      <style:table-cell-properties style:vertical-align="middle" fo:padding-left="0.191cm" fo:padding-right="0.191cm" fo:padding-top="0cm" fo:padding-bottom="0cm" fo:border="0.5pt solid #000000" style:writing-mode="lr-tb"/>
    </style:style>
    <style:style style:name="Tabela3.B5" style:family="table-cell">
      <style:table-cell-properties style:vertical-align="middle" fo:padding-left="0.191cm" fo:padding-right="0.191cm" fo:padding-top="0cm" fo:padding-bottom="0cm" fo:border="0.5pt solid #000000" style:writing-mode="lr-tb"/>
    </style:style>
    <style:style style:name="Tabela3.A6" style:family="table-cell">
      <style:table-cell-properties style:vertical-align="middle" fo:padding-left="0.191cm" fo:padding-right="0.191cm" fo:padding-top="0cm" fo:padding-bottom="0cm" fo:border="0.5pt solid #000000" style:writing-mode="lr-tb"/>
    </style:style>
    <style:style style:name="Tabela3.B6" style:family="table-cell">
      <style:table-cell-properties style:vertical-align="middle" fo:padding-left="0.191cm" fo:padding-right="0.191cm" fo:padding-top="0cm" fo:padding-bottom="0cm" fo:border="0.5pt solid #000000" style:writing-mode="lr-tb"/>
    </style:style>
    <style:style style:name="Tabela3.A7" style:family="table-cell">
      <style:table-cell-properties style:vertical-align="middle" fo:padding-left="0.191cm" fo:padding-right="0.191cm" fo:padding-top="0cm" fo:padding-bottom="0cm" fo:border="0.5pt solid #000000" style:writing-mode="lr-tb"/>
    </style:style>
    <style:style style:name="Tabela3.B7" style:family="table-cell">
      <style:table-cell-properties style:vertical-align="middle" fo:padding-left="0.191cm" fo:padding-right="0.191cm" fo:padding-top="0cm" fo:padding-bottom="0cm" fo:border="0.5pt solid #000000" style:writing-mode="lr-tb"/>
    </style:style>
    <style:style style:name="Tabela3.A8" style:family="table-cell">
      <style:table-cell-properties style:vertical-align="middle" fo:padding-left="0.191cm" fo:padding-right="0.191cm" fo:padding-top="0cm" fo:padding-bottom="0cm" fo:border="0.5pt solid #000000" style:writing-mode="lr-tb"/>
    </style:style>
    <style:style style:name="Tabela3.B8" style:family="table-cell">
      <style:table-cell-properties style:vertical-align="middle" fo:padding-left="0.191cm" fo:padding-right="0.191cm" fo:padding-top="0cm" fo:padding-bottom="0cm" fo:border="0.5pt solid #000000" style:writing-mode="lr-tb"/>
    </style:style>
    <style:style style:name="Tabela3.A9" style:family="table-cell">
      <style:table-cell-properties style:vertical-align="middle" fo:padding-left="0.191cm" fo:padding-right="0.191cm" fo:padding-top="0cm" fo:padding-bottom="0cm" fo:border="0.5pt solid #000000" style:writing-mode="lr-tb"/>
    </style:style>
    <style:style style:name="Tabela3.B9" style:family="table-cell">
      <style:table-cell-properties style:vertical-align="middle" fo:padding-left="0.191cm" fo:padding-right="0.191cm" fo:padding-top="0cm" fo:padding-bottom="0cm" fo:border="0.5pt solid #000000" style:writing-mode="lr-tb"/>
    </style:style>
    <style:style style:name="Tabela3.A10" style:family="table-cell">
      <style:table-cell-properties style:vertical-align="middle" fo:padding-left="0.191cm" fo:padding-right="0.191cm" fo:padding-top="0cm" fo:padding-bottom="0cm" fo:border="0.5pt solid #000000" style:writing-mode="lr-tb"/>
    </style:style>
    <style:style style:name="Tabela3.B10" style:family="table-cell">
      <style:table-cell-properties style:vertical-align="middle" fo:padding-left="0.191cm" fo:padding-right="0.191cm" fo:padding-top="0cm" fo:padding-bottom="0cm" fo:border="0.5pt solid #000000" style:writing-mode="lr-tb"/>
    </style:style>
    <style:style style:name="Tabela3.A11" style:family="table-cell">
      <style:table-cell-properties style:vertical-align="middle" fo:padding-left="0.191cm" fo:padding-right="0.191cm" fo:padding-top="0cm" fo:padding-bottom="0cm" fo:border="0.5pt solid #000000" style:writing-mode="lr-tb"/>
    </style:style>
    <style:style style:name="Tabela3.B11" style:family="table-cell">
      <style:table-cell-properties style:vertical-align="middle" fo:padding-left="0.191cm" fo:padding-right="0.191cm" fo:padding-top="0cm" fo:padding-bottom="0cm" fo:border="0.5pt solid #000000" style:writing-mode="lr-tb"/>
    </style:style>
    <style:style style:name="Tabela3.A12" style:family="table-cell">
      <style:table-cell-properties style:vertical-align="middle" fo:padding-left="0.191cm" fo:padding-right="0.191cm" fo:padding-top="0cm" fo:padding-bottom="0cm" fo:border="0.5pt solid #000000" style:writing-mode="lr-tb"/>
    </style:style>
    <style:style style:name="Tabela3.B12" style:family="table-cell">
      <style:table-cell-properties style:vertical-align="middle" fo:padding-left="0.191cm" fo:padding-right="0.191cm" fo:padding-top="0cm" fo:padding-bottom="0cm" fo:border="0.5pt solid #000000" style:writing-mode="lr-tb"/>
    </style:style>
    <style:style style:name="Tabela3.A13" style:family="table-cell">
      <style:table-cell-properties style:vertical-align="middle" fo:padding-left="0.191cm" fo:padding-right="0.191cm" fo:padding-top="0cm" fo:padding-bottom="0cm" fo:border="0.5pt solid #000000" style:writing-mode="lr-tb"/>
    </style:style>
    <style:style style:name="Tabela3.B13" style:family="table-cell">
      <style:table-cell-properties style:vertical-align="middle" fo:padding-left="0.191cm" fo:padding-right="0.191cm" fo:padding-top="0cm" fo:padding-bottom="0cm" fo:border="0.5pt solid #000000" style:writing-mode="lr-tb"/>
    </style:style>
    <style:style style:name="Tabela3.A14" style:family="table-cell">
      <style:table-cell-properties style:vertical-align="middle" fo:padding-left="0.191cm" fo:padding-right="0.191cm" fo:padding-top="0cm" fo:padding-bottom="0cm" fo:border="0.5pt solid #000000" style:writing-mode="lr-tb"/>
    </style:style>
    <style:style style:name="Tabela3.B14" style:family="table-cell">
      <style:table-cell-properties style:vertical-align="middle" fo:padding-left="0.191cm" fo:padding-right="0.191cm" fo:padding-top="0cm" fo:padding-bottom="0cm" fo:border="0.5pt solid #000000" style:writing-mode="lr-tb"/>
    </style:style>
    <style:style style:name="Tabela3.A15" style:family="table-cell">
      <style:table-cell-properties style:vertical-align="middle" fo:padding-left="0.191cm" fo:padding-right="0.191cm" fo:padding-top="0cm" fo:padding-bottom="0cm" fo:border="0.5pt solid #000000" style:writing-mode="lr-tb"/>
    </style:style>
    <style:style style:name="Tabela3.B15" style:family="table-cell">
      <style:table-cell-properties style:vertical-align="middle" fo:padding-left="0.191cm" fo:padding-right="0.191cm" fo:padding-top="0cm" fo:padding-bottom="0cm" fo:border="0.5pt solid #000000" style:writing-mode="lr-tb"/>
    </style:style>
    <style:style style:name="Tabela3.A16" style:family="table-cell">
      <style:table-cell-properties style:vertical-align="middle" fo:padding-left="0.191cm" fo:padding-right="0.191cm" fo:padding-top="0cm" fo:padding-bottom="0cm" fo:border="0.5pt solid #000000" style:writing-mode="lr-tb"/>
    </style:style>
    <style:style style:name="Tabela3.B16" style:family="table-cell">
      <style:table-cell-properties style:vertical-align="middle" fo:padding-left="0.191cm" fo:padding-right="0.191cm" fo:padding-top="0cm" fo:padding-bottom="0cm" fo:border="0.5pt solid #000000" style:writing-mode="lr-tb"/>
    </style:style>
    <style:style style:name="Tabela3.A17" style:family="table-cell">
      <style:table-cell-properties style:vertical-align="middle" fo:padding-left="0.191cm" fo:padding-right="0.191cm" fo:padding-top="0cm" fo:padding-bottom="0cm" fo:border="0.5pt solid #000000" style:writing-mode="lr-tb"/>
    </style:style>
    <style:style style:name="Tabela3.B17" style:family="table-cell">
      <style:table-cell-properties style:vertical-align="middle" fo:padding-left="0.191cm" fo:padding-right="0.191cm" fo:padding-top="0cm" fo:padding-bottom="0cm" fo:border="0.5pt solid #000000" style:writing-mode="lr-tb"/>
    </style:style>
    <style:style style:name="Tabela3.A18" style:family="table-cell">
      <style:table-cell-properties style:vertical-align="middle" fo:padding-left="0.191cm" fo:padding-right="0.191cm" fo:padding-top="0cm" fo:padding-bottom="0cm" fo:border="0.5pt solid #000000" style:writing-mode="lr-tb"/>
    </style:style>
    <style:style style:name="Tabela3.B18" style:family="table-cell">
      <style:table-cell-properties style:vertical-align="middle" fo:padding-left="0.191cm" fo:padding-right="0.191cm" fo:padding-top="0cm" fo:padding-bottom="0cm" fo:border="0.5pt solid #000000" style:writing-mode="lr-tb"/>
    </style:style>
    <style:style style:name="Tabela4" style:family="table">
      <style:table-properties style:width="16.004cm" fo:margin-left="-0.259cm" table:align="left"/>
    </style:style>
    <style:style style:name="Tabela4.A" style:family="table-column">
      <style:table-column-properties style:column-width="16.004cm"/>
    </style:style>
    <style:style style:name="Tabela4.1" style:family="table-row">
      <style:table-row-properties style:min-row-height="0.801cm" style:use-optimal-row-height="false"/>
    </style:style>
    <style:style style:name="Tabela4.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4.2" style:family="table-row">
      <style:table-row-properties style:min-row-height="1.199cm" style:use-optimal-row-height="false"/>
    </style:style>
    <style:style style:name="Tabela4.A2" style:family="table-cell">
      <style:table-cell-properties fo:padding-left="0.191cm" fo:padding-right="0.191cm" fo:padding-top="0cm" fo:padding-bottom="0cm" fo:border="0.5pt solid #000000" style:writing-mode="lr-tb"/>
    </style:style>
    <style:style style:name="Tabela5" style:family="table">
      <style:table-properties style:width="16.016cm" fo:margin-left="-0.259cm" table:align="left"/>
    </style:style>
    <style:style style:name="Tabela5.A" style:family="table-column">
      <style:table-column-properties style:column-width="1.042cm"/>
    </style:style>
    <style:style style:name="Tabela5.B" style:family="table-column">
      <style:table-column-properties style:column-width="2.542cm"/>
    </style:style>
    <style:style style:name="Tabela5.C" style:family="table-column">
      <style:table-column-properties style:column-width="1.614cm"/>
    </style:style>
    <style:style style:name="Tabela5.D" style:family="table-column">
      <style:table-column-properties style:column-width="1.401cm"/>
    </style:style>
    <style:style style:name="Tabela5.E" style:family="table-column">
      <style:table-column-properties style:column-width="2.536cm"/>
    </style:style>
    <style:style style:name="Tabela5.F" style:family="table-column">
      <style:table-column-properties style:column-width="6.881cm"/>
    </style:style>
    <style:style style:name="Tabela5.1" style:family="table-row">
      <style:table-row-properties style:min-row-height="0.801cm" style:use-optimal-row-height="false"/>
    </style:style>
    <style:style style:name="Tabela5.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5.A2" style:family="table-cell">
      <style:table-cell-properties style:vertical-align="middle" fo:background-color="#d1d1d1"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5.A3"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5.C3"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4" style:family="table-row">
      <style:table-row-properties style:min-row-height="1.3cm" style:use-optimal-row-height="false"/>
    </style:style>
    <style:style style:name="Tabela5.A4" style:family="table-cell">
      <style:table-cell-properties style:vertical-align="middle" fo:padding-left="0.191cm" fo:padding-right="0.191cm" fo:padding-top="0cm" fo:padding-bottom="0cm" fo:border="0.5pt solid #000000" style:writing-mode="lr-tb"/>
    </style:style>
    <style:style style:name="Tabela5.B4" style:family="table-cell">
      <style:table-cell-properties style:vertical-align="middle" fo:padding-left="0.191cm" fo:padding-right="0.191cm" fo:padding-top="0cm" fo:padding-bottom="0cm" fo:border="0.5pt solid #000000" style:writing-mode="lr-tb"/>
    </style:style>
    <style:style style:name="Tabela5.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E4" style:family="table-cell">
      <style:table-cell-properties style:vertical-align="middle" fo:padding-left="0.191cm" fo:padding-right="0.191cm" fo:padding-top="0cm" fo:padding-bottom="0cm" fo:border="0.5pt solid #000000" style:writing-mode="lr-tb"/>
    </style:style>
    <style:style style:name="Tabela5.F4" style:family="table-cell">
      <style:table-cell-properties style:vertical-align="middle" fo:padding-left="0.191cm" fo:padding-right="0.191cm" fo:padding-top="0cm" fo:padding-bottom="0cm" fo:border="0.5pt solid #000000" style:writing-mode="lr-tb"/>
    </style:style>
    <style:style style:name="Tabela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11" style:family="table-row">
      <style:table-row-properties style:min-row-height="1.18cm" style:use-optimal-row-height="false"/>
    </style:style>
    <style:style style:name="Tabela5.A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12" style:family="table-row">
      <style:table-row-properties style:min-row-height="1.205cm" style:use-optimal-row-height="false"/>
    </style:style>
    <style:style style:name="Tabela5.A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A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D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E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F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16" style:family="table-row">
      <style:table-row-properties style:min-row-height="1.277cm" style:use-optimal-row-height="false"/>
    </style:style>
    <style:style style:name="Tabela5.A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master-page-name="MP0">
      <style:paragraph-properties fo:margin-right="-7.004cm" fo:margin-top="0cm" fo:margin-bottom="0cm" style:contextual-spacing="false" fo:line-height="150%" fo:text-align="center" style:justify-single-word="false" style:page-number="auto" fo:break-before="pag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margin-right="0cm" fo:margin-top="0cm" fo:margin-bottom="0cm" style:contextual-spacing="false" fo:line-height="150%"/>
      <style:text-properties style:font-name="Arial" fo:font-size="10pt" fo:font-weight="bold" officeooo:rsid="0029d12d" officeooo:paragraph-rsid="00072f94" style:font-size-asian="10pt" style:font-weight-asian="bold" style:font-size-complex="10pt" style:font-weight-complex="bold"/>
    </style:style>
    <style:style style:name="P3" style:family="paragraph" style:parent-style-name="Standard">
      <style:paragraph-properties fo:margin-right="-7.004cm" fo:margin-top="0cm" fo:margin-bottom="0cm" style:contextual-spacing="false" fo:line-height="150%"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right="0cm" fo:margin-top="0cm" fo:margin-bottom="0cm" style:contextual-spacing="false" fo:line-height="150%"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Parágrafo_20_da_20_Lista" style:list-style-name="WWNum1">
      <style:paragraph-properties fo:margin-left="0.788cm" fo:margin-right="0cm" fo:margin-top="0cm" fo:margin-bottom="0cm" style:contextual-spacing="false" fo:line-height="100%" fo:text-align="start" style:justify-single-word="false">
        <style:tab-stops/>
      </style:paragraph-properties>
    </style:style>
    <style:style style:name="P6" style:family="paragraph" style:parent-style-name="Standard">
      <style:paragraph-properties fo:margin-right="0cm" fo:margin-top="0.106cm" fo:margin-bottom="0.212cm" style:contextual-spacing="false" fo:line-height="100%"/>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fo:margin-right="0cm" fo:margin-top="0cm" fo:margin-bottom="0.212cm" style:contextual-spacing="false" fo:line-height="100%"/>
      <style:text-properties fo:text-transform="uppercase" style:font-name="Arial" fo:font-size="10pt" style:font-size-asian="10pt" style:font-name-complex="Arial" style:font-size-complex="10pt"/>
    </style:style>
    <style:style style:name="P8" style:family="paragraph">
      <loext:graphic-properties draw:fill="solid" draw:fill-color="#273c84"/>
      <style:paragraph-properties fo:text-align="start"/>
      <style:text-properties fo:font-size="18pt"/>
    </style:style>
    <style:style style:name="P9" style:family="paragraph" style:parent-style-name="Standard">
      <style:paragraph-properties fo:margin-right="0cm" fo:margin-top="0.106cm" fo:margin-bottom="0.212cm" style:contextual-spacing="false" fo:line-height="100%"/>
      <style:text-properties fo:text-transform="uppercase" style:font-name="Arial" fo:font-size="10pt" style:font-size-asian="10pt" style:font-name-complex="Arial" style:font-size-complex="10pt"/>
    </style:style>
    <style:style style:name="P10" style:family="paragraph" style:parent-style-name="Standard">
      <style:paragraph-properties fo:margin-right="0cm" fo:margin-top="0cm" fo:margin-bottom="0.212cm" style:contextual-spacing="false" fo:line-height="100%"/>
      <style:text-properties style:font-name="Arial" fo:font-size="10pt" style:font-size-asian="10pt" style:font-name-complex="Arial" style:font-size-complex="10pt"/>
    </style:style>
    <style:style style:name="P11" style:family="paragraph" style:parent-style-name="Standard">
      <style:paragraph-properties fo:margin-right="0cm" fo:margin-top="0cm" fo:margin-bottom="0cm" style:contextual-spacing="false" fo:line-height="100%"/>
      <style:text-properties style:font-name="Arial" fo:font-size="10pt" style:font-size-asian="10pt" style:font-name-complex="Arial" style:font-size-complex="10pt"/>
    </style:style>
    <style:style style:name="P12" style:family="paragraph" style:parent-style-name="Standard">
      <style:paragraph-properties fo:margin-right="0cm"/>
      <style:text-properties style:font-name="Arial" fo:font-size="10pt" style:font-size-asian="10pt" style:font-name-complex="Arial" style:font-size-complex="10pt"/>
    </style:style>
    <style:style style:name="P13" style:family="paragraph" style:parent-style-name="Standard">
      <style:paragraph-properties fo:margin-right="0cm" fo:margin-top="0cm" fo:margin-bottom="0cm" style:contextual-spacing="false" fo:line-height="100%" fo:text-align="start" style:justify-single-word="false"/>
      <style:text-properties style:font-name="Arial" fo:font-size="10pt" style:font-size-asian="10pt" style:font-name-complex="Arial" style:font-size-complex="10pt"/>
    </style:style>
    <style:style style:name="P14" style:family="paragraph" style:parent-style-name="Standard">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Normal">
      <style:text-properties style:font-name="Arial" fo:font-size="10pt" fo:font-weight="bold" officeooo:rsid="000f3d8a" officeooo:paragraph-rsid="000f3d8a" style:font-size-asian="10pt" style:font-weight-asian="bold" style:font-name-complex="Arial" style:font-size-complex="10pt" style:font-weight-complex="bold"/>
    </style:style>
    <style:style style:name="P16" style:family="paragraph" style:parent-style-name="Normal">
      <style:paragraph-properties fo:margin-right="0cm" fo:margin-top="0cm" fo:margin-bottom="0cm" style:contextual-spacing="false" fo:line-height="100%" fo:text-align="start" style:justify-single-word="false"/>
      <style:text-properties style:font-name="Arial" fo:font-size="9pt" fo:font-weight="bold" officeooo:rsid="0031253c" officeooo:paragraph-rsid="00147983" style:font-size-asian="9pt" style:font-weight-asian="bold" style:font-name-complex="Arial" style:font-size-complex="9pt" style:font-weight-complex="bold"/>
    </style:style>
    <style:style style:name="P17" style:family="paragraph" style:parent-style-name="Normal">
      <style:text-properties style:font-name="Arial" fo:font-size="10pt" fo:font-weight="bold" style:font-size-asian="10pt" style:font-weight-asian="bold" style:font-name-complex="Arial" style:font-size-complex="10pt" style:font-weight-complex="bold"/>
    </style:style>
    <style:style style:name="P18" style:family="paragraph" style:parent-style-name="Parágrafo_20_da_20_Lista" style:list-style-name="WWNum1">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P19" style:family="paragraph" style:parent-style-name="Normal">
      <style:paragraph-properties fo:margin-right="0cm" fo:margin-top="0.212cm" fo:margin-bottom="0.212cm" style:contextual-spacing="false" fo:line-height="100%" fo:text-align="justify" style:justify-single-word="false"/>
      <style:text-properties officeooo:paragraph-rsid="0013d09c"/>
    </style:style>
    <style:style style:name="P20" style:family="paragraph" style:parent-style-name="Parágrafo_20_da_20_Lista" style:list-style-name="WWNum1">
      <style:paragraph-properties fo:margin-left="0cm" fo:margin-right="0cm" fo:margin-top="0cm" fo:margin-bottom="0cm" style:contextual-spacing="false" fo:line-height="100%" fo:text-align="start" style:justify-single-word="false" fo:text-indent="0cm" style:auto-text-indent="false"/>
      <style:text-properties style:font-name="Arial" fo:font-size="10pt" fo:font-weight="bold" officeooo:rsid="00147983" officeooo:paragraph-rsid="00147983" style:font-size-asian="10pt" style:font-weight-asian="bold" style:font-name-complex="Arial" style:font-size-complex="10pt" style:font-weight-complex="bold"/>
    </style:style>
    <style:style style:name="P21" style:family="paragraph" style:parent-style-name="Standard">
      <style:paragraph-properties fo:margin-right="0cm" fo:margin-top="0cm" fo:margin-bottom="0cm" style:contextual-spacing="false" fo:line-height="100%" fo:text-align="center" style:justify-single-word="false"/>
      <style:text-properties style:font-name="Arial" fo:font-size="10pt" fo:font-weight="bold" style:font-size-asian="10pt" style:font-weight-asian="bold" style:font-name-complex="Arial" style:font-size-complex="10pt" style:font-weight-complex="bold"/>
    </style:style>
    <style:style style:name="P22" style:family="paragraph" style:parent-style-name="Standard">
      <style:paragraph-properties fo:margin-right="0cm" fo:margin-top="0cm" fo:margin-bottom="0cm" style:contextual-spacing="false" fo:line-height="100%" fo:text-align="center" style:justify-single-word="false"/>
      <style:text-properties style:font-name="Arial" fo:font-size="10pt" fo:font-weight="bold" officeooo:paragraph-rsid="0013d09c" style:font-size-asian="10pt" style:font-weight-asian="bold" style:font-name-complex="Arial" style:font-size-complex="10pt" style:font-weight-complex="bold"/>
    </style:style>
    <style:style style:name="P23" style:family="paragraph" style:parent-style-name="Standard">
      <style:paragraph-properties fo:margin-right="0cm" fo:margin-top="0cm" fo:margin-bottom="0cm" style:contextual-spacing="false" fo:line-height="100%" fo:text-align="center" style:justify-single-word="false"/>
      <style:text-properties style:font-name="Arial" fo:font-size="10pt" fo:font-weight="bold" officeooo:rsid="0013d09c" officeooo:paragraph-rsid="0013d09c" style:font-size-asian="10pt" style:font-weight-asian="bold" style:font-name-complex="Arial" style:font-size-complex="10pt" style:font-weight-complex="bold"/>
    </style:style>
    <style:style style:name="P24" style:family="paragraph" style:parent-style-name="Standard">
      <style:paragraph-properties fo:margin-right="0cm" fo:margin-top="0cm" fo:margin-bottom="0cm" style:contextual-spacing="false" fo:line-height="100%" fo:text-align="center" style:justify-single-word="false"/>
      <style:text-properties style:font-name="Arial" fo:font-size="10pt" fo:font-weight="bold" officeooo:rsid="000cd303" officeooo:paragraph-rsid="000cd303" style:font-size-asian="10pt" style:font-weight-asian="bold" style:font-name-complex="Arial" style:font-size-complex="10pt" style:font-weight-complex="bold"/>
    </style:style>
    <style:style style:name="P25" style:family="paragraph" style:parent-style-name="Standard">
      <style:paragraph-properties fo:margin-right="0cm" fo:margin-top="0cm" fo:margin-bottom="0cm" style:contextual-spacing="false" fo:line-height="100%" fo:text-align="center" style:justify-single-word="false"/>
      <style:text-properties style:font-name="Arial" fo:font-size="10pt" officeooo:rsid="0013d09c" officeooo:paragraph-rsid="0013d09c" style:font-size-asian="10pt" style:font-name-complex="Arial" style:font-size-complex="10pt"/>
    </style:style>
    <style:style style:name="P26"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26010" officeooo:paragraph-rsid="0013d09c" style:font-size-asian="9pt" style:font-name-complex="Arial" style:font-size-complex="9pt"/>
    </style:style>
    <style:style style:name="P27"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ea937" officeooo:paragraph-rsid="0013d09c" style:font-size-asian="9pt" style:font-name-complex="Arial" style:font-size-complex="9pt"/>
    </style:style>
    <style:style style:name="P28"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13d09c" officeooo:paragraph-rsid="0013d09c" style:font-size-asian="9pt" style:font-name-complex="Arial" style:font-size-complex="9pt"/>
    </style:style>
    <style:style style:name="P29"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13d09c" style:font-size-asian="9pt" style:font-name-complex="Arial" style:font-size-complex="9pt"/>
    </style:style>
    <style:style style:name="P30"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6c239" officeooo:paragraph-rsid="0013d09c" style:font-size-asian="9pt" style:font-name-complex="Arial" style:font-size-complex="9pt"/>
    </style:style>
    <style:style style:name="P31" style:family="paragraph" style:parent-style-name="Normal">
      <style:paragraph-properties fo:margin-right="0cm" fo:margin-top="0cm" fo:margin-bottom="0cm" style:contextual-spacing="false" fo:line-height="100%" fo:text-align="center" style:justify-single-word="false"/>
      <style:text-properties style:font-name="Arial" fo:font-size="10pt" officeooo:rsid="0013d09c" officeooo:paragraph-rsid="0013d09c" style:font-size-asian="10pt" style:font-name-complex="Arial" style:font-size-complex="10pt"/>
    </style:style>
    <style:style style:name="P32" style:family="paragraph" style:parent-style-name="Standard">
      <style:paragraph-properties fo:margin-right="0cm" fo:margin-top="0cm" fo:margin-bottom="0cm" style:contextual-spacing="false" fo:line-height="100%" fo:text-align="justify" style:justify-single-word="false"/>
      <style:text-properties style:font-name="Arial Black" fo:font-size="10pt" fo:font-weight="bold" officeooo:rsid="00147983" officeooo:paragraph-rsid="00147983" style:font-size-asian="10pt" style:font-weight-asian="bold" style:font-name-complex="Arial" style:font-size-complex="10pt" style:font-weight-complex="bold"/>
    </style:style>
    <style:style style:name="P33" style:family="paragraph" style:parent-style-name="Normal">
      <style:paragraph-properties fo:margin-right="0cm" fo:margin-top="0cm" fo:margin-bottom="0cm" style:contextual-spacing="false" fo:line-height="100%" fo:text-align="start" style:justify-single-word="false"/>
      <style:text-properties fo:font-size="9pt" officeooo:rsid="0040076f" officeooo:paragraph-rsid="0013d09c" style:font-size-asian="9pt" style:font-size-complex="9pt"/>
    </style:style>
    <style:style style:name="P34"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40076f" officeooo:paragraph-rsid="0013d09c" style:font-size-asian="9pt" style:font-name-complex="Arial" style:font-size-complex="9pt"/>
    </style:style>
    <style:style style:name="P35" style:family="paragraph" style:parent-style-name="Standard">
      <style:paragraph-properties fo:margin-right="0cm"/>
    </style:style>
    <style:style style:name="P36" style:family="paragraph" style:parent-style-name="Standard">
      <style:paragraph-properties fo:margin-right="0cm" fo:margin-top="0cm" fo:margin-bottom="0cm" style:contextual-spacing="false" fo:line-height="100%" fo:text-align="center" style:justify-single-word="false"/>
      <style:text-properties style:font-name="Arial" fo:font-size="10pt" style:font-size-asian="10pt" style:font-size-complex="10pt"/>
    </style:style>
    <style:style style:name="P37" style:family="paragraph" style:parent-style-name="Standard">
      <style:paragraph-properties fo:margin-right="0cm" fo:margin-top="0.106cm" fo:margin-bottom="0.212cm" style:contextual-spacing="false" fo:line-height="100%" fo:text-align="center" style:justify-single-word="false"/>
    </style:style>
    <style:style style:name="P38" style:family="paragraph" style:parent-style-name="Standard">
      <style:paragraph-properties fo:margin-right="0cm" fo:margin-top="0.106cm" fo:margin-bottom="0.212cm" style:contextual-spacing="false" fo:line-height="100%" fo:text-align="center" style:justify-single-word="false"/>
      <style:text-properties fo:text-transform="uppercase" style:font-name="Arial" fo:font-size="10pt" fo:font-weight="bold" style:font-size-asian="10pt" style:font-weight-asian="bold" style:font-size-complex="10pt" style:font-weight-complex="bold"/>
    </style:style>
    <style:style style:name="P39" style:family="paragraph" style:parent-style-name="Standard">
      <style:paragraph-properties fo:margin-right="0cm"/>
      <style:text-properties style:font-name="Arial" fo:font-size="10pt" style:font-size-asian="10pt" style:font-size-complex="10pt"/>
    </style:style>
    <style:style style:name="P40"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P41"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P42"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43"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44"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P45" style:family="paragraph" style:parent-style-name="Normal">
      <style:text-properties style:font-name="Arial" fo:font-weight="bold" style:font-weight-asian="bold" style:font-name-complex="Arial" style:font-weight-complex="bold"/>
    </style:style>
    <style:style style:name="P46" style:family="paragraph" style:parent-style-name="Normal">
      <style:paragraph-properties fo:margin-top="0cm" fo:margin-bottom="0.106cm" style:contextual-spacing="false"/>
      <style:text-properties style:font-name="Arial" fo:font-weight="bold" style:font-weight-asian="bold" style:font-name-complex="Arial" style:font-weight-complex="bold"/>
    </style:style>
    <style:style style:name="P47" style:family="paragraph" style:parent-style-name="Normal">
      <style:text-properties style:font-name="Arial" style:font-name-complex="Arial"/>
    </style:style>
    <style:style style:name="P48" style:family="paragraph">
      <loext:graphic-properties draw:fill="none"/>
    </style:style>
    <style:style style:name="P49" style:family="paragraph">
      <loext:graphic-properties draw:fill="solid" draw:fill-color="#f8b133"/>
      <style:paragraph-properties fo:text-align="start"/>
      <style:text-properties fo:font-size="18pt"/>
    </style:style>
    <style:style style:name="T1" style:family="text">
      <style:text-properties style:font-family-complex="Arial" style:font-family-generic-complex="system" style:font-pitch-complex="variable"/>
    </style:style>
    <style:style style:name="T2" style:family="text">
      <style:text-properties officeooo:rsid="0013d09c" style:font-family-complex="Arial" style:font-family-generic-complex="system" style:font-pitch-complex="variable"/>
    </style:style>
    <style:style style:name="T3" style:family="text">
      <style:text-properties officeooo:rsid="00446fd5" style:font-family-complex="Arial" style:font-family-generic-complex="system" style:font-pitch-complex="variable"/>
    </style:style>
    <style:style style:name="T4" style:family="text">
      <style:text-properties officeooo:rsid="00112c98" style:font-family-complex="Arial" style:font-family-generic-complex="system" style:font-pitch-complex="variable"/>
    </style:style>
    <style:style style:name="T5" style:family="text">
      <style:text-properties officeooo:rsid="000cd303" style:font-family-complex="Arial" style:font-family-generic-complex="system" style:font-pitch-complex="variable"/>
    </style:style>
    <style:style style:name="T6" style:family="text">
      <style:text-properties officeooo:rsid="000cd303"/>
    </style:style>
    <style:style style:name="T7" style:family="text">
      <style:text-properties officeooo:rsid="00112c98"/>
    </style:style>
    <style:style style:name="T8" style:family="text">
      <style:text-properties style:font-name="Arial" fo:font-size="10pt" fo:font-weight="bold" style:font-size-asian="10pt" style:font-weight-asian="bold" style:font-name-complex="Arial" style:font-size-complex="10pt" style:font-weight-complex="bold"/>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officeooo:rsid="0021b942"/>
    </style:style>
    <style:style style:name="T11" style:family="text">
      <style:text-properties style:font-name="Arial" fo:font-size="10pt" fo:font-weight="normal" officeooo:rsid="002d097c" style:font-size-asian="10pt" style:font-weight-asian="normal" style:font-name-complex="Arial" style:font-size-complex="10pt" style:font-weight-complex="normal"/>
    </style:style>
    <style:style style:name="T12" style:family="text">
      <style:text-properties officeooo:rsid="0034e726"/>
    </style:style>
    <style:style style:name="T13" style:family="text">
      <style:text-properties officeooo:rsid="0044c70c"/>
    </style:style>
    <style:style style:name="T14" style:family="text">
      <style:text-properties officeooo:rsid="00388842"/>
    </style:style>
    <style:style style:name="T15" style:family="text">
      <style:text-properties officeooo:rsid="0040076f"/>
    </style:style>
    <style:style style:name="T16" style:family="text">
      <style:text-properties officeooo:rsid="00388f21"/>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officeooo:rsid="0013d09c" style:font-size-asian="10pt" style:font-name-complex="Arial" style:font-size-complex="10pt"/>
    </style:style>
    <style:style style:name="T19" style:family="text">
      <style:text-properties style:font-name="Arial" fo:font-size="10pt" officeooo:rsid="001295de" style:font-size-asian="10pt" style:font-name-complex="Arial" style:font-size-complex="10pt"/>
    </style:style>
    <style:style style:name="T20" style:family="text">
      <style:text-properties style:font-name="Arial" fo:font-size="10pt" officeooo:rsid="000cd303" style:font-size-asian="10pt" style:font-name-complex="Arial" style:font-size-complex="10pt"/>
    </style:style>
    <style:style style:name="T21" style:family="text">
      <style:text-properties fo:text-transform="uppercase" style:font-name="Arial" fo:font-size="10pt" fo:font-weight="bold" style:font-size-asian="10pt" style:font-weight-asian="bold" style:font-size-complex="10pt" style:font-weight-complex="bold"/>
    </style:style>
    <style:style style:name="T22" style:family="text">
      <style:text-properties style:font-name="Arial" fo:font-size="8pt" style:font-size-asian="8pt" style:font-name-complex="Arial" style:font-size-complex="8pt"/>
    </style:style>
    <style:style style:name="T23" style:family="text">
      <style:text-properties style:font-name="Arial" fo:font-size="8pt" fo:font-weight="bold" style:font-size-asian="8pt" style:font-weight-asian="bold" style:font-name-complex="Arial" style:font-size-complex="8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svg:stroke-linecap="butt" draw:fill="solid" draw:fill-color="#273c84" draw:textarea-vertical-align="top" draw:auto-grow-height="false" fo:min-height="29.589cm" fo:min-width="0.751cm" fo:padding-top="0.125cm" fo:padding-bottom="0.125cm" fo:padding-left="0.25cm" fo:padding-right="0.25cm" fo:wrap-option="wrap" loext:decorative="false" fo:margin-left="0cm" fo:margin-right="0.019cm" fo:margin-top="0cm" fo:margin-bottom="0.007cm" style:run-through="background" style:wrap="run-through" style:number-wrapped-paragraphs="no-limit" style:vertical-pos="from-top" style:vertical-rel="paragraph" style:horizontal-pos="left" style:horizontal-rel="page" draw:wrap-influence-on-position="once-concurrent" loext:allow-overlap="true" style:flow-with-text="false"/>
    </style:style>
    <style:style style:name="gr2" style:family="graphic">
      <style:graphic-properties draw:stroke="solid" svg:stroke-width="0.053cm" svg:stroke-color="#7f7f7f"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35cm" draw:stroke-linejoin="miter" svg:stroke-linecap="butt" draw:fill="solid" draw:fill-color="#f8b133" draw:textarea-vertical-align="top" draw:auto-grow-height="false" fo:min-height="2.055cm" fo:min-width="1.85cm" fo:padding-top="0.125cm" fo:padding-bottom="0.125cm" fo:padding-left="0.25cm" fo:padding-right="0.25cm" fo:wrap-option="wrap" draw:shadow="visible" draw:shadow-offset-x="0.106cm" draw:shadow-offset-y="0cm" draw:shadow-color="#000000" draw:shadow-opacity="40%" loext:shadow-blur="0.141cm" loext:decorative="false" fo:margin-left="0.051cm" fo:margin-right="0.138cm" fo:margin-top="0.161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Assaí, </text:span><text:span text:style-name="T2">20</text:span><text:span text:style-name="T3"> </text:span><text:span text:style-name="T1">de </text:span><text:span text:style-name="T4">março</text:span><text:span text:style-name="T1"> de 202</text:span><text:span text:style-name="T5">6</text:span><text:span text:style-name="T1">.</text:span></text:p>
      <text:p text:style-name="P3">SECRETARIA DE CIÊNCIA, TECNOLOGIA E INOVAÇÃO</text:p>
      <text:p text:style-name="P3">SOLICITAÇÃO DE DEMANDA – SD Nº <text:span text:style-name="T6">00</text:span><text:span text:style-name="T7">5</text:span>/202<text:span text:style-name="T6">6</text:span></text:p>
      <text:p text:style-name="P3">ABERTURA DE PROCESSO LICITATÓRIO</text:p>
      <text:p text:style-name="P4"/>
      <table:table table:name="Tabela2" table:style-name="Tabela2">
        <table:table-column table:style-name="Tabela2.A"/>
        <table:table-column table:style-name="Tabela2.B"/>
        <table:table-row table:style-name="Tabela2.1">
          <table:table-cell table:style-name="Tabela2.A1" table:number-columns-spanned="2" office:value-type="string">
            <text:list text:style-name="WWNum1">
              <text:list-item>
                <text:p text:style-name="P5"><text:span text:style-name="Fonte_20_parág._20_padrão"><text:span text:style-name="T8">I</text:span></text:span><text:span text:style-name="Fonte_20_parág._20_padrão"><text:span text:style-name="T9">DENTIFICAÇÃO DA ÁREA REQUISITANTE</text:span></text:span></text:p>
              </text:list-item>
            </text:list>
          </table:table-cell>
          <table:covered-table-cell/>
        </table:table-row>
        <table:table-row table:style-name="Tabela2.2">
          <table:table-cell table:style-name="Tabela2.A2" table:number-columns-spanned="2" office:value-type="string">
            <text:p text:style-name="P6">SETOR REQUISITANTE</text:p>
            <text:p text:style-name="P7">SECRETARIA DE CIÊNCIA, TECNOLOGIA E INOVAÇÃO</text:p>
          </table:table-cell>
          <table:covered-table-cell/>
        </table:table-row>
        <table:table-row table:style-name="Tabela2.2">
          <table:table-cell table:style-name="Tabela2.A3" table:number-columns-spanned="2" office:value-type="string">
            <text:p text:style-name="P6"><draw:custom-shape text:anchor-type="char" draw:z-index="35" draw:name="Retângulo 2"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ESPONSÁVEL PELA SOLICITAÇÃO DE DEMANDA</text:p>
            <text:p text:style-name="P7">IGOR LIMA FREIRE OLIVEIRA</text:p>
          </table:table-cell>
          <table:covered-table-cell/>
        </table:table-row>
        <table:table-row table:style-name="Tabela2.2">
          <table:table-cell table:style-name="Tabela2.A4" table:number-columns-spanned="2" office:value-type="string">
            <text:p text:style-name="P6">CARGO</text:p>
            <text:p text:style-name="P9">SECRETÁRIO DE CIÊNCIA, TECNOLOGIA E INOVAÇÃO</text:p>
          </table:table-cell>
          <table:covered-table-cell/>
        </table:table-row>
        <table:table-row table:style-name="Tabela2.2">
          <table:table-cell table:style-name="Tabela2.A5" office:value-type="string">
            <text:p text:style-name="P6">E-MAIL INSTITUCIONAL</text:p>
            <text:p text:style-name="P10">secti@assai.pr.gov.br</text:p>
          </table:table-cell>
          <table:table-cell table:style-name="Tabela2.B5" office:value-type="string">
            <text:p text:style-name="P6">TELEFONE DE CONTATO</text:p>
            <text:p text:style-name="P11">(43) 3262-8306</text:p>
          </table:table-cell>
        </table:table-row>
      </table:table>
      <text:p text:style-name="P12"/>
      <table:table table:name="Tabela3" table:style-name="Tabela3">
        <table:table-column table:style-name="Tabela3.A"/>
        <table:table-column table:style-name="Tabela3.B"/>
        <table:table-row table:style-name="Tabela3.1">
          <table:table-cell table:style-name="Tabela3.A1" table:number-columns-spanned="2" office:value-type="string">
            <text:list text:continue-numbering="true" text:style-name="WWNum1">
              <text:list-item>
                <text:p text:style-name="P5"><text:span text:style-name="Fonte_20_parág._20_padrão"><text:span text:style-name="T8">INFORMAÇÕES GERAIS</text:span></text:span></text:p>
              </text:list-item>
            </text:list>
          </table:table-cell>
          <table:covered-table-cell/>
        </table:table-row>
        <table:table-row table:style-name="Tabela3.1">
          <table:table-cell table:style-name="Tabela3.A2" office:value-type="string">
            <text:p text:style-name="P13">Nº do processo administrativo anterior:</text:p>
          </table:table-cell>
          <table:table-cell table:style-name="Tabela3.B2" office:value-type="string">
            <text:p text:style-name="P14">Não se aplica</text:p>
          </table:table-cell>
        </table:table-row>
        <table:table-row table:style-name="Tabela3.1">
          <table:table-cell table:style-name="Tabela3.A3" office:value-type="string">
            <text:p text:style-name="P13">Modalidade adotada na contratação anterior, se for o caso:</text:p>
          </table:table-cell>
          <table:table-cell table:style-name="Tabela3.B3" office:value-type="string">
            <text:p text:style-name="P14">Não se aplica</text:p>
          </table:table-cell>
        </table:table-row>
        <table:table-row table:style-name="Tabela3.1">
          <table:table-cell table:style-name="Tabela3.A4" office:value-type="string">
            <text:p text:style-name="P13">Gestor da Ata de Registro de Preços</text:p>
          </table:table-cell>
          <table:table-cell table:style-name="Tabela3.B4" office:value-type="string">
            <text:p text:style-name="P14">Eduardo Nóbrega Simões</text:p>
          </table:table-cell>
        </table:table-row>
        <table:table-row table:style-name="Tabela3.1">
          <table:table-cell table:style-name="Tabela3.A5" office:value-type="string">
            <text:p text:style-name="P13">Servidor responsável para auxiliar no planejamento da contratação:</text:p>
          </table:table-cell>
          <table:table-cell table:style-name="Tabela3.B5" office:value-type="string">
            <text:p text:style-name="P14">Igor Lima Freire Oliveira</text:p>
          </table:table-cell>
        </table:table-row>
        <table:table-row table:style-name="Tabela3.1">
          <table:table-cell table:style-name="Tabela3.A6" office:value-type="string">
            <text:p text:style-name="P13">Fiscal(is) do contrato indicado(s) pelo ordenador de despesas:</text:p>
          </table:table-cell>
          <table:table-cell table:style-name="Tabela3.B6" office:value-type="string">
            <text:p text:style-name="P14">João Guilherme Moreira</text:p>
          </table:table-cell>
        </table:table-row>
        <table:table-row table:style-name="Tabela3.1">
          <table:table-cell table:style-name="Tabela3.A7" office:value-type="string">
            <text:p text:style-name="P13">Gestor do contrato indicado pelo ordenador de despesas:</text:p>
          </table:table-cell>
          <table:table-cell table:style-name="Tabela3.B7" office:value-type="string">
            <text:p text:style-name="P14">Eduardo Nóbrega Simões</text:p>
          </table:table-cell>
        </table:table-row>
        <table:table-row table:style-name="Tabela3.1">
          <table:table-cell table:style-name="Tabela3.A8" office:value-type="string">
            <text:p text:style-name="P13">Nº do Contrato ou Ata de Registro de Preços da contratação anterior:</text:p>
          </table:table-cell>
          <table:table-cell table:style-name="Tabela3.B8" office:value-type="string">
            <text:p text:style-name="P14">Não se aplica</text:p>
          </table:table-cell>
        </table:table-row>
        <text:soft-page-break/>
        <table:table-row table:style-name="Tabela3.1">
          <table:table-cell table:style-name="Tabela3.A9" office:value-type="string">
            <text:p text:style-name="P13">Encerramento da vigência do instrumento anterior, se for o caso:</text:p>
          </table:table-cell>
          <table:table-cell table:style-name="Tabela3.B9" office:value-type="string">
            <text:p text:style-name="P14">Não se aplica</text:p>
          </table:table-cell>
        </table:table-row>
        <table:table-row table:style-name="Tabela3.1">
          <table:table-cell table:style-name="Tabela3.A10" office:value-type="string">
            <text:p text:style-name="P13">Licitação anterior executada:</text:p>
          </table:table-cell>
          <table:table-cell table:style-name="Tabela3.B10" office:value-type="string">
            <text:p text:style-name="P14">Não se aplica</text:p>
          </table:table-cell>
        </table:table-row>
        <table:table-row table:style-name="Tabela3.1">
          <table:table-cell table:style-name="Tabela3.A11" office:value-type="string">
            <text:p text:style-name="P13"><draw:custom-shape text:anchor-type="char" draw:z-index="36" draw:name="Retângulo 1"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ontos de melhoria sugeridos na licitação anterior:</text:p>
          </table:table-cell>
          <table:table-cell table:style-name="Tabela3.B11" office:value-type="string">
            <text:p text:style-name="P14">Não se aplica</text:p>
          </table:table-cell>
        </table:table-row>
        <table:table-row table:style-name="Tabela3.1">
          <table:table-cell table:style-name="Tabela3.A12" office:value-type="string">
            <text:p text:style-name="P13">Prazo sugerido para a contratação:</text:p>
          </table:table-cell>
          <table:table-cell table:style-name="Tabela3.B12" office:value-type="string">
            <text:p text:style-name="P15">12 meses</text:p>
          </table:table-cell>
        </table:table-row>
        <table:table-row table:style-name="Tabela3.1">
          <table:table-cell table:style-name="Tabela3.A13" office:value-type="string">
            <text:p text:style-name="P13">Prazo de entrega ou de execução do(s) serviço(s)</text:p>
          </table:table-cell>
          <table:table-cell table:style-name="Tabela3.B13" office:value-type="string">
            <text:p text:style-name="P16"><text:span text:style-name="T10">2</text:span> a <text:span text:style-name="T10">3</text:span> dias</text:p>
          </table:table-cell>
        </table:table-row>
        <table:table-row table:style-name="Tabela3.1">
          <table:table-cell table:style-name="Tabela3.A14" office:value-type="string">
            <text:p text:style-name="P13">Fonte de Recursos:</text:p>
          </table:table-cell>
          <table:table-cell table:style-name="Tabela3.B14" office:value-type="string">
            <text:p text:style-name="P17">Tesouro Municipal</text:p>
          </table:table-cell>
        </table:table-row>
        <table:table-row table:style-name="Tabela3.1">
          <table:table-cell table:style-name="Tabela3.A15" office:value-type="string">
            <text:p text:style-name="P13">Indicação da dotação orçamentária (exceto em registros de preços):</text:p>
          </table:table-cell>
          <table:table-cell table:style-name="Tabela3.B15" office:value-type="string">
            <text:p text:style-name="P14">Giseli Gomes de Souza</text:p>
          </table:table-cell>
        </table:table-row>
        <table:table-row table:style-name="Tabela3.1">
          <table:table-cell table:style-name="Tabela3.A16" office:value-type="string">
            <text:p text:style-name="P13">Legislação Especial sobre o Objeto:</text:p>
          </table:table-cell>
          <table:table-cell table:style-name="Tabela3.B16" office:value-type="string">
            <text:p text:style-name="P14">Não se aplica</text:p>
          </table:table-cell>
        </table:table-row>
        <table:table-row table:style-name="Tabela3.1">
          <table:table-cell table:style-name="Tabela3.A17" office:value-type="string">
            <text:p text:style-name="P13">Regime regente da licitação:</text:p>
          </table:table-cell>
          <table:table-cell table:style-name="Tabela3.B17" office:value-type="string">
            <text:p text:style-name="P14">Lei Federal nº 14.133/2021</text:p>
          </table:table-cell>
        </table:table-row>
        <table:table-row table:style-name="Tabela3.1">
          <table:table-cell table:style-name="Tabela3.A18" office:value-type="string">
            <text:p text:style-name="P13">O objeto solicitado tem relação com a frota de veículos do município?</text:p>
          </table:table-cell>
          <table:table-cell table:style-name="Tabela3.B18" office:value-type="string">
            <text:p text:style-name="P14">Não</text:p>
          </table:table-cell>
        </table:table-row>
      </table:table>
      <text:p text:style-name="P12"/>
      <table:table table:name="Tabela4" table:style-name="Tabela4">
        <table:table-column table:style-name="Tabela4.A"/>
        <table:table-row table:style-name="Tabela4.1">
          <table:table-cell table:style-name="Tabela4.A1" office:value-type="string">
            <text:list text:continue-numbering="true" text:style-name="WWNum1">
              <text:list-item>
                <text:p text:style-name="P18">JUSTIFICATIVA/ NECESSIDADE DA CONTRATAÇÃO</text:p>
              </text:list-item>
            </text:list>
          </table:table-cell>
        </table:table-row>
        <table:table-row table:style-name="Tabela4.2">
          <table:table-cell table:style-name="Tabela4.A2" office:value-type="string">
            <text:p text:style-name="P19"><text:span text:style-name="Fonte_20_parág._20_padrão"><text:span text:style-name="T11">A presente contratação visa atender às demandas estruturais, operacionais e de organização do evento EXPOASA, promovido pelo Município, sendo indispensável a locação dos materiais especificados para garantir a adequada execução, segurança e qualidade do evento.</text:span></text:span></text:p>
            <text:p text:style-name="P19"><text:span text:style-name="Fonte_20_parág._20_padrão"><text:span text:style-name="T11">No que se refere ao Módulo 1 - Fechamentos, a locação de gradil e fechamento em latão é essencial para assegurar o controle de acesso, a delimitação de áreas e a organização do fluxo de pessoas, proporcionando maior segurança aos participantes, expositores e equipe organizadora. Tais estruturas são fundamentais para isolamento de áreas restritas, organização de filas, separação entre público e palco, além de atender às exigências de segurança em eventos de grande porte.</text:span></text:span></text:p>
            <text:p text:style-name="P19"><text:span text:style-name="Fonte_20_parág._20_padrão"><text:span text:style-name="T11">Quanto ao Módulo 2 - Mesas e Cadeiras, a disponibilização de jogos de mesas com cadeiras e cadeiras avulsas é imprescindível para garantir conforto ao público, bem como viabilizar espaços adequados para alimentação, convivência, reuniões e apoio às atividades desenvolvidas durante o evento. A ausência desses itens comprometeria significativamente a experiência dos participantes e a funcionalidade do ambiente.</text:span></text:span></text:p>
            <text:p text:style-name="P19"><text:span text:style-name="Fonte_20_parág._20_padrão"><text:span text:style-name="T11">Já o Módulo 3 – Painéis e Estruturas, contempla itens fundamentais para a comunicação visual e identidade institucional do evento. Os painéis backdrop personalizados e banners desempenham </text:span></text:span><text:soft-page-break/><text:span text:style-name="Fonte_20_parág._20_padrão"><text:span text:style-name="T11">papel estratégico na sinalização dos espaços, identificação de ambientes, divulgação de informações e fortalecimento da imagem institucional. Além disso, contribuem para a organização estética do evento, proporcionando um ambiente visualmente adequado e profissional.</text:span></text:span></text:p>
          </table:table-cell>
        </table:table-row>
      </table:table>
      <text:p text:style-name="P12"><draw:custom-shape text:anchor-type="char" draw:z-index="38" draw:name="Retângulo 3"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6" office:value-type="string">
            <text:list text:continue-numbering="true" text:style-name="WWNum1">
              <text:list-item>
                <text:p text:style-name="P18">DAS ESPECIFICAÇÕES TÉCNICAS</text:p>
              </text:list-item>
            </text:list>
          </table:table-cell>
          <table:covered-table-cell/>
          <table:covered-table-cell/>
          <table:covered-table-cell/>
          <table:covered-table-cell/>
          <table:covered-table-cell/>
        </table:table-row>
        <table:table-row table:style-name="Tabela5.1">
          <table:table-cell table:style-name="Tabela5.A2" table:number-columns-spanned="6" office:value-type="string">
            <text:list text:continue-numbering="true" text:style-name="WWNum1">
              <text:list-header>
                <text:p text:style-name="P20">MODULO 1 ( FECHAMENTO )</text:p>
              </text:list-header>
            </text:list>
          </table:table-cell>
          <table:covered-table-cell/>
          <table:covered-table-cell/>
          <table:covered-table-cell/>
          <table:covered-table-cell/>
          <table:covered-table-cell/>
        </table:table-row>
        <table:table-row table:style-name="Tabela5.1">
          <table:table-cell table:style-name="Tabela5.A3" office:value-type="string">
            <text:p text:style-name="P21">ITEM</text:p>
          </table:table-cell>
          <table:table-cell table:style-name="Tabela5.A3" office:value-type="string">
            <text:p text:style-name="P22">PRODUTO / SERVIÇO</text:p>
          </table:table-cell>
          <table:table-cell table:style-name="Tabela5.C3" office:value-type="string">
            <text:p text:style-name="P23">UND</text:p>
          </table:table-cell>
          <table:table-cell table:style-name="Tabela5.C3" office:value-type="string">
            <text:p text:style-name="P23">QTDE</text:p>
          </table:table-cell>
          <table:table-cell table:style-name="Tabela5.A3" office:value-type="string">
            <text:p text:style-name="P23">DIA</text:p>
          </table:table-cell>
          <table:table-cell table:style-name="Tabela5.A3" office:value-type="string">
            <text:p text:style-name="P24">DETALHAMETNO</text:p>
          </table:table-cell>
        </table:table-row>
        <table:table-row table:style-name="Tabela5.4">
          <table:table-cell table:style-name="Tabela5.A4" office:value-type="string">
            <text:p text:style-name="P25">01</text:p>
          </table:table-cell>
          <table:table-cell table:style-name="Tabela5.B4" office:value-type="string">
            <text:p text:style-name="P26"><text:span text:style-name="T12">LOCAÇÃO DE FECHAMETO DE <text:s/></text:span>GRADIL</text:p>
          </table:table-cell>
          <table:table-cell table:style-name="Tabela5.C4" office:value-type="string">
            <text:p text:style-name="P27">UND / DIA<text:span text:style-name="T13">RIA</text:span></text:p>
          </table:table-cell>
          <table:table-cell table:style-name="Tabela5.D4" office:value-type="string">
            <text:p text:style-name="P28">16</text:p>
          </table:table-cell>
          <table:table-cell table:style-name="Tabela5.E4" office:value-type="string">
            <text:p text:style-name="P28">03</text:p>
          </table:table-cell>
          <table:table-cell table:style-name="Tabela5.F4" office:value-type="string">
            <text:p text:style-name="P29">GRADES DE PROTEÇÃO PARA ISOLAMENTO E ORGANIZAÇÃO DE ÁREAS EM EVENTOS, SENDO: GRADES DE PROTEÇÃO MEDINDO 1,20M DE ALTURA POR 2,00M DE COMPRIMENTO POR MÓDULO, FABRICADAS EM ESTRUTURA TUBULAR METÁLICA GALVANIZADA OU PINTADA, COM BARRAS VERTICAIS DE REFORÇO E PÉS DE APOIO FIXOS OU REMOVÍVEIS, GARANTINDO ESTABILIDADE, ALINHAMENTO E SEGURANÇA, INDICADAS PARA SEPARAÇÃO ENTRE PALCO E PÚBLICO, ORGANIZAÇÃO DE FILAS, CONTROLE DE FLUXO E DIVISÃO DE AMBIENTES, DEVENDO OS MATERIAIS ESTAR EM PERFEITO ESTADO DE CONSERVAÇÃO E INCLUIR TRANSPORTE, MONTAGEM, POSICIONAMENTO E RETIRADA NO LOCAL INDICADO PELA ADMINISTRAÇÃO.</text:p>
          </table:table-cell>
        </table:table-row>
        <table:table-row table:style-name="Tabela5.4">
          <table:table-cell table:style-name="Tabela5.A5" office:value-type="string">
            <text:p text:style-name="P25">02</text:p>
          </table:table-cell>
          <table:table-cell table:style-name="Tabela5.B5" office:value-type="string">
            <text:p text:style-name="P30">FECHAMENTO EM LATÃO</text:p>
          </table:table-cell>
          <table:table-cell table:style-name="Tabela5.C5" office:value-type="string">
            <text:p text:style-name="P27">UND / DIA<text:span text:style-name="T13">RIA</text:span></text:p>
          </table:table-cell>
          <table:table-cell table:style-name="Tabela5.D5" office:value-type="string">
            <text:p text:style-name="P31">100</text:p>
          </table:table-cell>
          <table:table-cell table:style-name="Tabela5.E5" office:value-type="string">
            <text:p text:style-name="P31">03</text:p>
          </table:table-cell>
          <table:table-cell table:style-name="Tabela5.F5" office:value-type="string">
            <text:p text:style-name="P29">PLACA DE FECHAMENTO METÁLICA MODULAR PARA EVENTOS, SIMILAR AO MODELO COMERCIALIZADO NO MERCADO ESPECIALIZADO EM ESTRUTURAS TEMPORÁRIAS PARA ISOLAMENTO PERIMETRAL, COMPOSTA POR MÓDULOS INDIVIDUAIS MEDINDO APROXIMADAMENTE 2,00 METROS DE ALTURA POR 2,00 METROS DE LARGURA. ESTRUTURA CONFECCIONADA EM AÇO CARBONO COM PERFIS TUBULARES QUADRADOS, FECHAMENTO EM CHAPA DE AÇO GALVANIZADO LISA COM ESPESSURA MÍNIMA APROXIMADA DE <text:soft-page-break/>1,00 MM, SOLDAGEM PELO PROCESSO MIG E ACABAMENTO COM TRATAMENTO ANTICORROSIVO POR GALVANIZAÇÃO.OS MÓDULOS DEVERÃO POSSUIR SISTEMA DE ENCAIXE LATERAL QUE PERMITA ALINHAMENTO CONTÍNUO E FORMAÇÃO DE BARREIRAS LINEARES OU PERIMETRAIS, COM BASE METÁLICA SOLDADA PARA APOIO AO SOLO OU SISTEMA EQUIVALENTE QUE GARANTA ESTABILIDADE.DEVERÁ INCLU<text:span text:style-name="T14">IR</text:span> O TRANSPORTE, A MONTAGEM, A INSTALAÇÃO, O ALINHAMENTO, EVENTUAIS AJUSTES TÉCNICOS E A POSTERIOR DESMONTAGEM NO LOCAL DESIGNADO PELO SOLICITANTE, GARANTINDO QUE A ESTRUTURA SEJA ENTREGUE PRONTA PARA USO E RETIRADA AO FINAL DO EVENTO.</text:p>
          </table:table-cell>
        </table:table-row>
        <table:table-row table:style-name="Tabela5.4">
          <table:table-cell table:style-name="Tabela5.A6" table:number-columns-spanned="6" office:value-type="string">
            <text:p text:style-name="P32">MODULO 2 ( MESAS E CADEIRAS )</text:p>
          </table:table-cell>
          <table:covered-table-cell/>
          <table:covered-table-cell/>
          <table:covered-table-cell/>
          <table:covered-table-cell/>
          <table:covered-table-cell/>
        </table:table-row>
        <table:table-row table:style-name="Tabela5.4">
          <table:table-cell table:style-name="Tabela5.A5" office:value-type="string">
            <text:p text:style-name="P25"><draw:custom-shape text:anchor-type="char" draw:z-index="39" draw:name="Retângulo 5"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03</text:p>
          </table:table-cell>
          <table:table-cell table:style-name="Tabela5.B7" office:value-type="string">
            <text:p text:style-name="P30">LOCAÇÃO DE <text:span text:style-name="T14">JOGO DE 1 </text:span>MESAS <text:span text:style-name="T14">COM 4 CADEIRAS</text:span></text:p>
          </table:table-cell>
          <table:table-cell table:style-name="Tabela5.C7" office:value-type="string">
            <text:p text:style-name="P27">UND / DIA<text:span text:style-name="T13">RIA</text:span></text:p>
          </table:table-cell>
          <table:table-cell table:style-name="Tabela5.D7" office:value-type="string">
            <text:p text:style-name="P31">450</text:p>
          </table:table-cell>
          <table:table-cell table:style-name="Tabela5.E7" office:value-type="string">
            <text:p text:style-name="P31">03</text:p>
          </table:table-cell>
          <table:table-cell table:style-name="Tabela5.F7" office:value-type="string">
            <text:p text:style-name="P29">LOCAÇÃO DE JOGO COMPOSTO POR 01 (UMA) MESA E 04 (QUATRO) CADEIRAS EM PLÁSTICO (POLIPROPILENO) DE ALTA RESISTÊNCIA. A MESA DEVERÁ POSSUIR ALTURA APROXIMADA DE 70 CM A 75 CM, COM TAMPO MÍNIMO DE 70 CM DE DIÂMETRO (QUANDO REDONDA) OU DIMENSÕES MÍNIMAS DE 70 X 70 CM (QUANDO QUADRADA), ESTRUTURA MONOBLOCO OU COM PÉS REMOVÍVEIS, RESISTENTE A USO CONTÍNUO.AS CADEIRAS DEVERÃO SER CONFECCIONADAS EM POLIPROPILENO RESISTENTE, EMPILHÁVEIS, COM ASSENTO E ENCOSTO ANATÔMICOS, ALTURA DO ASSENTO ENTRE 43 CM E 46 CM E CAPACIDADE MÍNIMA DE CARGA DE 100 KG POR UNIDADE. DEVERÁ ESTAR INCLUSO NO FORNECIMENTO O TRANSPORTE, A MONTAGEM, O POSICIONAMENTO NO LOCAL INDICADO PELO SOLICITANTE, BEM COMO A DESMONTAGEM E RETIRADA AO FINAL DO EVENTO.</text:p>
          </table:table-cell>
        </table:table-row>
        <table:table-row table:style-name="Tabela5.4">
          <table:table-cell table:style-name="Tabela5.A5" office:value-type="string">
            <text:p text:style-name="P25">04</text:p>
          </table:table-cell>
          <table:table-cell table:style-name="Tabela5.B8" office:value-type="string">
            <text:p text:style-name="P30">LOCAÇÃO DE CADEIRA</text:p>
          </table:table-cell>
          <table:table-cell table:style-name="Tabela5.C8" office:value-type="string">
            <text:p text:style-name="P27">UND / DIA<text:span text:style-name="T13">RIA</text:span></text:p>
          </table:table-cell>
          <table:table-cell table:style-name="Tabela5.D8" office:value-type="string">
            <text:p text:style-name="P31">200</text:p>
          </table:table-cell>
          <table:table-cell table:style-name="Tabela5.E8" office:value-type="string">
            <text:p text:style-name="P31">03</text:p>
          </table:table-cell>
          <table:table-cell table:style-name="Tabela5.F8" office:value-type="string">
            <text:p text:style-name="P29">LOCAÇÃO DE CADEIRA MODELO CRISTAL (ESTILO TIFFANY), CONFECCIONADA EM <text:soft-page-break/>POLICARBONATO OU ACRÍLICO TRANSPARENTE DE ALTA RESISTÊNCIA, COM ESTRUTURA MONOBLOCO INJETADA. DIMENSÕES APROXIMADAS: ALTURA TOTAL DE 90 CM A 95 CM, ALTURA DO ASSENTO ENTRE 43 CM E 46 CM, LARGURA MÉDIA DE 38 CM A 40 CM E PROFUNDIDADE APROXIMADA DE 40 CM A 45 CM.MATERIAL COM ACABAMENTO TRANSPARENTE LISO, RESISTENTE A RISCOS LEVES E DE FÁCIL HIGIENIZAÇÃO. ESTRUTURA REFORÇADA, COM TRAVAMENTO INFERIOR PARA MAIOR ESTABILIDADE, SUPORTANDO CAPACIDADE MÍNIMA DE CARGA DE 120 KG POR UNIDADE. PRODUTO EMPILHÁVEL, PERMITINDO ORGANIZAÇÃO E OTIMIZAÇÃO LOGÍSTICA. DEVERÁ ESTAR INCLUSO NO FORNECIMENTO O TRANSPORTE, A ENTREGA, O POSICIONAMENTO NO LOCAL INDICADO PELO SOLICITANTE, BEM COMO A POSTERIOR RETIRADA AO TÉRMINO DO EVENTO.</text:p>
          </table:table-cell>
        </table:table-row>
        <table:table-row table:style-name="Tabela5.4">
          <table:table-cell table:style-name="Tabela5.A9" table:number-columns-spanned="6" office:value-type="string">
            <text:p text:style-name="P32">MODULO 3 ( PAINEIS E ESTRUTURAS )</text:p>
          </table:table-cell>
          <table:covered-table-cell/>
          <table:covered-table-cell/>
          <table:covered-table-cell/>
          <table:covered-table-cell/>
          <table:covered-table-cell/>
        </table:table-row>
        <table:table-row table:style-name="Tabela5.4">
          <table:table-cell table:style-name="Tabela5.A5" office:value-type="string">
            <text:p text:style-name="P25">05</text:p>
          </table:table-cell>
          <table:table-cell table:style-name="Tabela5.B10" office:value-type="string">
            <text:p text:style-name="P30"><draw:custom-shape text:anchor-type="char" draw:z-index="40" draw:name="Retângulo 6"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PAINEL</text:span> BACKDROP PERSONALIZADO <text:span text:style-name="T15">5X4M (LxA) ENTRADA</text:span></text:p>
          </table:table-cell>
          <table:table-cell table:style-name="Tabela5.C10" office:value-type="string">
            <text:p text:style-name="P27">UND / DIA<text:span text:style-name="T13">RIA</text:span></text:p>
          </table:table-cell>
          <table:table-cell table:style-name="Tabela5.D10" office:value-type="string">
            <text:p text:style-name="P31">01</text:p>
          </table:table-cell>
          <table:table-cell table:style-name="Tabela5.E10" office:value-type="string">
            <text:p text:style-name="P31">03</text:p>
          </table:table-cell>
          <table:table-cell table:style-name="Tabela5.F10" office:value-type="string">
            <text:p text:style-name="P29">LOCAÇÃO E FORNECIMENTO DE BACKDROP PERSONALIZADO PARA INSTALAÇÃO NA ENTRADA DO EVENTO, COM DIMENSÕES DE 5,00 METROS DE LARGURA POR 4,00 METROS DE ALTURA (5,00 X 4,00 M – L X A). A ARTE GRÁFICA SERÁ FORNECIDA PELO CONTRATANTE OU DESENVOLVIDA CONFORME BRIEFING, FICANDO SUJEITA À APROVAÇÃO FORMAL ANTES DA IMPRESSÃO. A IMPRESSÃO DEVERÁ SER REALIZADA EM LONA VINÍLICA FRONTLIGHT DE ALTA GRAMATURA (MÍNIMO 440 G/M²), COM ACABAMENTO EM ILHÓS METÁLICOS OU REFORÇO PERIMETRAL SOLDADO, GARANTINDO RESISTÊNCIA E ADEQUADO TENSIONAMENTO.</text:p>
          </table:table-cell>
        </table:table-row>
        <table:table-row table:style-name="Tabela5.11">
          <table:table-cell table:style-name="Tabela5.A5" office:value-type="string">
            <text:p text:style-name="P25">06</text:p>
          </table:table-cell>
          <table:table-cell table:style-name="Tabela5.B11" office:value-type="string">
            <text:p text:style-name="P33">ESTRUTURA PARA BACK DROP <text:soft-page-break/>ENTRADA</text:p>
          </table:table-cell>
          <table:table-cell table:style-name="Tabela5.C11" office:value-type="string">
            <text:p text:style-name="P27">UND / DIA<text:span text:style-name="T13">RIA</text:span></text:p>
          </table:table-cell>
          <table:table-cell table:style-name="Tabela5.D11" office:value-type="string">
            <text:p text:style-name="P31">1</text:p>
          </table:table-cell>
          <table:table-cell table:style-name="Tabela5.E11" office:value-type="string">
            <text:p text:style-name="P31">03</text:p>
          </table:table-cell>
          <table:table-cell table:style-name="Tabela5.F11" office:value-type="string">
            <text:p text:style-name="P29">A ESTRUTURA DE SUSTENTAÇÃO DEVERÁ SER METÁLICA, EM TUBOS DE AÇO CARBONO GALVANIZADO OU COM <text:soft-page-break/>PINTURA ANTICORROSIVA, DEVIDAMENTE DIMENSIONADA PARA SUPORTAR O PAINEL DE 20 M², COM SISTEMA DE ENCAIXE MODULAR E BASE DE SUSTENTAÇÃO ESTÁVEL. DEVERÁ ESTAR INCLUSO NO FORNECIMENTO O TRANSPORTE, MONTAGEM COMPLETA NO LOCAL INDICADO PELO SOLICITANTE, INSTALAÇÃO, TENSIONAMENTO ADEQUADO DA LONA E POSTERIOR DESMONTAGEM E RETIRADA AO TÉRMINO DO EVENTO.</text:p>
          </table:table-cell>
        </table:table-row>
        <table:table-row table:style-name="Tabela5.12">
          <table:table-cell table:style-name="Tabela5.A5" office:value-type="string">
            <text:p text:style-name="P25">07</text:p>
          </table:table-cell>
          <table:table-cell table:style-name="Tabela5.B12" office:value-type="string">
            <text:p text:style-name="P30"><text:span text:style-name="T14">PAINEL</text:span> BACKDROP PERSONALIZADO <text:span text:style-name="T15">8X3 M (LxA) PALCO</text:span></text:p>
          </table:table-cell>
          <table:table-cell table:style-name="Tabela5.C12" office:value-type="string">
            <text:p text:style-name="P27">UND / DIA<text:span text:style-name="T13">RIA</text:span></text:p>
          </table:table-cell>
          <table:table-cell table:style-name="Tabela5.D12" office:value-type="string">
            <text:p text:style-name="P31">01</text:p>
          </table:table-cell>
          <table:table-cell table:style-name="Tabela5.E12" office:value-type="string">
            <text:p text:style-name="P31">03</text:p>
          </table:table-cell>
          <table:table-cell table:style-name="Tabela5.F12" office:value-type="string">
            <text:p text:style-name="P29">LOCAÇÃO E FORNECIMENTO DE BACKDROP PERSONALIZADO PARA INSTALAÇÃO N<text:span text:style-name="T15">O PALCO PRINCIPAL</text:span> DO EVENTO, COM DIMENSÕES DE <text:span text:style-name="T15">8</text:span>,00 METROS DE LARGURA POR <text:span text:style-name="T15">3</text:span>,00 METROS DE ALTURA (<text:span text:style-name="T15">8</text:span>,00 X <text:span text:style-name="T15">3</text:span>,00 M - L X A). A ARTE GRÁFICA SERÁ FORNECIDA PELO CONTRATANTE, FICANDO SUJEITA À APROVAÇÃO FORMAL ANTES DA IMPRESSÃO. A IMPRESSÃO DEVERÁ SER REALIZADA EM LONA VINÍLICA FRONTLIGHT DE ALTA GRAMATURA (MÍNIMO 440 G/M²), COM ACABAMENTO EM ILHÓS METÁLICOS OU REFORÇO PERIMETRAL SOLDADO, GARANTINDO RESISTÊNCIA E ADEQUADO TENSIONAMENTO.</text:p>
          </table:table-cell>
        </table:table-row>
        <table:table-row table:style-name="Tabela5.4">
          <table:table-cell table:style-name="Tabela5.A5" office:value-type="string">
            <text:p text:style-name="P25"><draw:custom-shape text:anchor-type="char" draw:z-index="41" draw:name="Retângulo 7"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08</text:p>
          </table:table-cell>
          <table:table-cell table:style-name="Tabela5.B13" office:value-type="string">
            <text:p text:style-name="P30">ESTRUTURA PARA BACK DROP <text:span text:style-name="T15">PALCO</text:span></text:p>
          </table:table-cell>
          <table:table-cell table:style-name="Tabela5.C13" office:value-type="string">
            <text:p text:style-name="P27">UND / DIA<text:span text:style-name="T13">RIA</text:span></text:p>
          </table:table-cell>
          <table:table-cell table:style-name="Tabela5.D13" office:value-type="string">
            <text:p text:style-name="P31">01</text:p>
          </table:table-cell>
          <table:table-cell table:style-name="Tabela5.E13" office:value-type="string">
            <text:p text:style-name="P31">03</text:p>
          </table:table-cell>
          <table:table-cell table:style-name="Tabela5.F13" office:value-type="string">
            <text:p text:style-name="P29">A ESTRUTURA DE SUSTENTAÇÃO DEVERÁ SER METÁLICA, EM TUBOS DE AÇO CARBONO GALVANIZADO OU COM PINTURA ANTICORROSIVA, DEVIDAMENTE DIMENSIONADA PARA SUPORTAR O PAINEL DE 2<text:span text:style-name="T15">4</text:span> M², COM SISTEMA DE ENCAIXE MODULAR E BASE DE SUSTENTAÇÃO ESTÁVEL. DEVERÁ ESTAR INCLUSO NO FORNECIMENTO O TRANSPORTE, MONTAGEM COMPLETA NO LOCAL INDICADO PELO SOLICITANTE, INSTALAÇÃO, TENSIONAMENTO ADEQUADO DA LONA E POSTERIOR DESMONTAGEM E RETIRADA AO TÉRMINO DO EVENTO.</text:p>
          </table:table-cell>
        </table:table-row>
        <table:table-row table:style-name="Tabela5.4">
          <table:table-cell table:style-name="Tabela5.A5" office:value-type="string">
            <text:p text:style-name="P25">09</text:p>
          </table:table-cell>
          <table:table-cell table:style-name="Tabela5.B14" office:value-type="string">
            <text:p text:style-name="P30">BANNERS PERSONALIZADOS</text:p>
          </table:table-cell>
          <table:table-cell table:style-name="Tabela5.C14" office:value-type="string">
            <text:p text:style-name="P27">UND / DIA<text:span text:style-name="T13">RIA</text:span></text:p>
          </table:table-cell>
          <table:table-cell table:style-name="Tabela5.D14" office:value-type="string">
            <text:p text:style-name="P31">08</text:p>
          </table:table-cell>
          <table:table-cell table:style-name="Tabela5.E14" office:value-type="string">
            <text:p text:style-name="P31">03</text:p>
          </table:table-cell>
          <table:table-cell table:style-name="Tabela5.F14" office:value-type="string">
            <text:p text:style-name="P29">FORNECIMENTO E INSTALAÇÃO <text:span text:style-name="T16">DE</text:span> BANNERS PERSONALIZADOS PARA UTILIZAÇÃO EM LOCAIS DIVERSOS DO EVENTO, CADA UNIDADE COM DIMENSÃO DE 1,00 METRO DE LARGURA POR 2,00 <text:soft-page-break/>METROS DE ALTURA (1,00 X 2,00 M – L X A). A ARTE GRÁFICA SERÁ DISPONIBILIZADA PELO CONTRATANTE, FICANDO SUJEITA À APROVAÇÃO PRÉVIA ANTES DA IMPRESSÃO. A IMPRESSÃO DEVERÁ SER REALIZADA EM LONA VINÍLICA DE ALTA GRAMATURA, MÍNIMA DE 440 G/M², COM ACABAMENTO REFORÇADO NAS BORDAS E ILHÓS METÁLICOS PARA FIXAÇÃO OU SISTEMA DE BASTÃO SUPERIOR E INFERIOR, CONFORME PADRÃO ESTRUTURAL ADOTADO.</text:p>
          </table:table-cell>
        </table:table-row>
        <table:table-row table:style-name="Tabela5.4">
          <table:table-cell table:style-name="Tabela5.A5" office:value-type="string">
            <text:p text:style-name="P25">10</text:p>
          </table:table-cell>
          <table:table-cell table:style-name="Tabela5.B15" office:value-type="string">
            <text:p text:style-name="P34">ESTRUTURA PARA BANNERS</text:p>
          </table:table-cell>
          <table:table-cell table:style-name="Tabela5.C15" office:value-type="string">
            <text:p text:style-name="P27">UND / DIA<text:span text:style-name="T13">RIA</text:span></text:p>
          </table:table-cell>
          <table:table-cell table:style-name="Tabela5.D15" office:value-type="string">
            <text:p text:style-name="P31">08</text:p>
          </table:table-cell>
          <table:table-cell table:style-name="Tabela5.E15" office:value-type="string">
            <text:p text:style-name="P31">03</text:p>
          </table:table-cell>
          <table:table-cell table:style-name="Tabela5.F15" office:value-type="string">
            <text:p text:style-name="P29">A ESTRUTURA DE SUSTENTAÇÃO DEVERÁ SER METÁLICA, CONFECCIONADA EM AÇO CARBONO COM PINTURA ANTICORROSIVA OU GALVANIZAÇÃO, COMPOSTA POR BASE ESTÁVEL E SUPORTE VERTICAL COMPATÍVEL COM A DIMENSÃO DO BANNER, GARANTINDO ALINHAMENTO E ESTABILIDADE DURANTE O PERÍODO DE EXPOSIÇÃO.DEVERÁ ESTAR INCLUSO NO FORNECIMENTO O TRANSPORTE, MONTAGEM, INSTALAÇÃO NOS PONTOS INDICADOS PELO SOLICITANTE.</text:p>
          </table:table-cell>
        </table:table-row>
        <table:table-row table:style-name="Tabela5.16">
          <table:table-cell table:style-name="Tabela5.A16" table:number-columns-spanned="6" office:value-type="string">
            <text:p text:style-name="P35"><text:span text:style-name="Fonte_20_parág._20_padrão"><text:span text:style-name="T17">Data: </text:span></text:span><text:span text:style-name="Fonte_20_parág._20_padrão"><text:span text:style-name="T18">20</text:span></text:span><text:span text:style-name="Fonte_20_parág._20_padrão"><text:span text:style-name="T17">/0</text:span></text:span><text:span text:style-name="Fonte_20_parág._20_padrão"><text:span text:style-name="T19">3</text:span></text:span><text:span text:style-name="Fonte_20_parág._20_padrão"><text:span text:style-name="T17">/202</text:span></text:span><text:span text:style-name="Fonte_20_parág._20_padrão"><text:span text:style-name="T20">6</text:span></text:span></text:p>
            <text:p text:style-name="P36"/>
            <text:p text:style-name="P36"><draw:custom-shape text:anchor-type="char" draw:z-index="37" draw:name="Retângulo 4" draw:style-name="gr1" draw:text-style-name="P8" svg:width="1.251cm" svg:height="29.839cm" svg:x="0cm" svg:y="-1.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21">Maria Carolina Alves Luz</text:p>
            <text:p text:style-name="P37"><text:span text:style-name="Fonte_20_parág._20_padrão"><text:span text:style-name="T21">DIRETORA DE CIÊNCIA, TECNOLOGIA E INOVAÇÃO</text:span></text:span></text:p>
            <text:p text:style-name="P35"><text:span text:style-name="Fonte_20_parág._20_padrão"><text:span text:style-name="T17">Data: </text:span></text:span><text:span text:style-name="Fonte_20_parág._20_padrão"><text:span text:style-name="T18">20</text:span></text:span><text:span text:style-name="Fonte_20_parág._20_padrão"><text:span text:style-name="T20">/0</text:span></text:span><text:span text:style-name="Fonte_20_parág._20_padrão"><text:span text:style-name="T19">3</text:span></text:span><text:span text:style-name="Fonte_20_parág._20_padrão"><text:span text:style-name="T20">/2026</text:span></text:span></text:p>
            <text:p text:style-name="P21"/>
            <text:p text:style-name="P21"/>
            <text:p text:style-name="P21"/>
            <text:p text:style-name="P21"/>
            <text:p text:style-name="P21">Igor Lima Freire Oliveira</text:p>
            <text:p text:style-name="P38">SECRETÁRIO DE CIÊNCIA, TECNOLOGIA E INOVAÇÃO</text:p>
          </table:table-cell>
          <table:covered-table-cell/>
          <table:covered-table-cell/>
          <table:covered-table-cell/>
          <table:covered-table-cell/>
          <table:covered-table-cell/>
        </table:table-row>
      </table:table>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style:font-name-asian="Apto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right="-1.501cm" fo:margin-top="0cm" fo:margin-bottom="0.353cm" style:contextual-spacing="false" fo:line-height="130%" fo:text-align="justify" style:justify-single-word="false"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size-asian="28pt"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cm" fo:margin-bottom="0.282cm" style:contextual-spacing="false" fo:hyphenation-ladder-count="no-limit" fo:hyphenation-keep="auto" loext:hyphenation-keep-type="column" loext:hyphenation-keep-line="false"/>
      <style:text-properties fo:color="#595959" loext:opacity="100%" fo:font-size="14pt" fo:letter-spacing="0.026cm" style:font-size-asian="14pt" style:font-size-complex="14pt" fo:hyphenate="false" loext:hyphenation-no-caps="false" loext:hyphenation-no-last-word="false" loext:hyphenation-word-char-count="no-limit" loext:hyphenation-zone="no-limit"/>
    </style:style>
    <style:style style:name="Citação" style:family="paragraph" style:parent-style-name="Standard" style:next-style-name="Standard">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ágrafo_20_da_20_Lista" style:display-name="Parágrafo da Lista" style:family="paragraph" style:parent-style-name="Standard">
      <style:paragraph-properties fo:margin-left="1.27cm" fo:margin-top="0cm" fo:margin-bottom="0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Citação_20_Intensa" style:display-name="Citação Intensa"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Normal" style:class="extra">
      <style:paragraph-properties fo:margin-top="0cm" fo:margin-bottom="0.353cm" style:contextual-spacing="false" fo:line-height="135%" fo:text-align="justify" style:justify-single-word="false" fo:orphans="2" fo:widows="2" fo:hyphenation-ladder-count="no-limit" fo:hyphenation-keep="auto" loext:hyphenation-keep-type="column" loext:hyphenation-keep-line="false" style:vertical-align="auto"/>
      <style:text-properties style:font-name="Arial" fo:font-family="Arial" style:font-family-generic="swiss" style:font-pitch="variable" fo:font-size="11pt" style:letter-kerning="true" style:font-name-asian="Aptos" style:font-family-asian="Aptos" style:font-family-generic-asian="swiss" style:font-pitch-asian="variable" style:font-size-asian="11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Fonte_20_parág._20_padrão" style:display-name="Fonte parág. padrão" style:family="text"/>
    <style:style style:name="Default_20_Paragraph_20_Font_20__28_WW_29_" style:display-name="Default Paragraph Font (WW)" style:family="text"/>
    <style:style style:name="Título_20_1_20_Char" style:display-name="Título 1 Char" style:family="text" style:parent-style-name="Default_20_Paragraph_20_Font_20__28_WW_29_">
      <style:text-properties fo:color="#0f4761" loext:opacity="100%" style:font-name="Aptos Display" fo:font-family="'Aptos Display'" style:font-family-generic="swiss" style:font-pitch="variable" fo:font-size="20pt" style:font-name-asian="Aptos" style:font-family-asian="Aptos" style:font-family-generic-asian="swiss" style:font-pitch-asian="variable" style:font-size-asian="20pt" style:font-name-complex="Tahoma" style:font-family-complex="Tahoma" style:font-family-generic-complex="swiss" style:font-pitch-complex="variable" style:font-size-complex="20pt"/>
    </style:style>
    <style:style style:name="Título_20_2_20_Char" style:display-name="Título 2 Char" style:family="text" style:parent-style-name="Default_20_Paragraph_20_Font_20__28_WW_29_">
      <style:text-properties fo:color="#0f4761" loext:opacity="100%" style:font-name="Aptos Display" fo:font-family="'Aptos Display'" style:font-family-generic="swiss" style:font-pitch="variable" fo:font-size="16pt" style:font-name-asian="Aptos" style:font-family-asian="Aptos" style:font-family-generic-asian="swiss" style:font-pitch-asian="variable" style:font-size-asian="16pt" style:font-name-complex="Tahoma" style:font-family-complex="Tahoma" style:font-family-generic-complex="swiss" style:font-pitch-complex="variable" style:font-size-complex="16pt"/>
    </style:style>
    <style:style style:name="Título_20_3_20_Char" style:display-name="Título 3 Char" style:family="text" style:parent-style-name="Default_20_Paragraph_20_Font_20__28_WW_29_">
      <style:text-properties fo:color="#0f4761" loext:opacity="100%" fo:font-size="14pt" style:font-name-asian="Aptos" style:font-family-asian="Aptos" style:font-family-generic-asian="swiss" style:font-pitch-asian="variable" style:font-size-asian="14pt" style:font-name-complex="Tahoma" style:font-family-complex="Tahoma" style:font-family-generic-complex="swiss" style:font-pitch-complex="variable" style:font-size-complex="14pt"/>
    </style:style>
    <style:style style:name="Título_20_4_20_Char" style:display-name="Título 4 Char" style:family="text" style:parent-style-name="Default_20_Paragraph_20_Font_20__28_WW_29_">
      <style:text-properties fo:color="#0f4761" loext:opacity="100%" fo:font-style="italic" style:font-name-asian="Aptos" style:font-family-asian="Aptos" style:font-family-generic-asian="swiss" style:font-pitch-asian="variable" style:font-style-asian="italic" style:font-name-complex="Tahoma" style:font-family-complex="Tahoma" style:font-family-generic-complex="swiss" style:font-pitch-complex="variable" style:font-style-complex="italic"/>
    </style:style>
    <style:style style:name="Título_20_5_20_Char" style:display-name="Título 5 Char" style:family="text" style:parent-style-name="Default_20_Paragraph_20_Font_20__28_WW_29_">
      <style:text-properties fo:color="#0f4761" loext:opacity="100%" style:font-name-asian="Aptos" style:font-family-asian="Aptos" style:font-family-generic-asian="swiss" style:font-pitch-asian="variable" style:font-name-complex="Tahoma" style:font-family-complex="Tahoma" style:font-family-generic-complex="swiss" style:font-pitch-complex="variable"/>
    </style:style>
    <style:style style:name="Título_20_6_20_Char" style:display-name="Título 6 Char" style:family="text" style:parent-style-name="Default_20_Paragraph_20_Font_20__28_WW_29_">
      <style:text-properties fo:color="#595959" loext:opacity="100%" fo:font-style="italic" style:font-name-asian="Aptos" style:font-family-asian="Aptos" style:font-family-generic-asian="swiss" style:font-pitch-asian="variable" style:font-style-asian="italic" style:font-name-complex="Tahoma" style:font-family-complex="Tahoma" style:font-family-generic-complex="swiss" style:font-pitch-complex="variable" style:font-style-complex="italic"/>
    </style:style>
    <style:style style:name="Título_20_7_20_Char" style:display-name="Título 7 Char" style:family="text" style:parent-style-name="Default_20_Paragraph_20_Font_20__28_WW_29_">
      <style:text-properties fo:color="#595959" loext:opacity="100%" style:font-name-asian="Aptos" style:font-family-asian="Aptos" style:font-family-generic-asian="swiss" style:font-pitch-asian="variable" style:font-name-complex="Tahoma" style:font-family-complex="Tahoma" style:font-family-generic-complex="swiss" style:font-pitch-complex="variable"/>
    </style:style>
    <style:style style:name="Título_20_8_20_Char" style:display-name="Título 8 Char" style:family="text" style:parent-style-name="Default_20_Paragraph_20_Font_20__28_WW_29_">
      <style:text-properties fo:color="#272727" loext:opacity="100%" fo:font-style="italic" style:font-name-asian="Aptos" style:font-family-asian="Aptos" style:font-family-generic-asian="swiss" style:font-pitch-asian="variable" style:font-style-asian="italic" style:font-name-complex="Tahoma" style:font-family-complex="Tahoma" style:font-family-generic-complex="swiss" style:font-pitch-complex="variable" style:font-style-complex="italic"/>
    </style:style>
    <style:style style:name="Título_20_9_20_Char" style:display-name="Título 9 Char" style:family="text" style:parent-style-name="Default_20_Paragraph_20_Font_20__28_WW_29_">
      <style:text-properties fo:color="#272727" loext:opacity="100%" style:font-name-asian="Aptos" style:font-family-asian="Aptos" style:font-family-generic-asian="swiss" style:font-pitch-asian="variable" style:font-name-complex="Tahoma" style:font-family-complex="Tahoma" style:font-family-generic-complex="swiss" style:font-pitch-complex="variable"/>
    </style:style>
    <style:style style:name="Título_20_Char" style:display-name="Título Char" style:family="text" style:parent-style-name="Default_20_Paragraph_20_Font_20__28_WW_29_">
      <style:text-properties style:font-name="Aptos Display" fo:font-family="'Aptos Display'" style:font-family-generic="swiss" style:font-pitch="variable" fo:font-size="28pt" fo:letter-spacing="-0.018cm" style:letter-kerning="true" style:font-name-asian="Aptos" style:font-family-asian="Aptos" style:font-family-generic-asian="swiss" style:font-pitch-asian="variable" style:font-size-asian="28pt" style:font-name-complex="Tahoma" style:font-family-complex="Tahoma" style:font-family-generic-complex="swiss" style:font-pitch-complex="variable" style:font-size-complex="28pt"/>
    </style:style>
    <style:style style:name="Subtítulo_20_Char" style:display-name="Subtítulo Char" style:family="text" style:parent-style-name="Default_20_Paragraph_20_Font_20__28_WW_29_">
      <style:text-properties fo:color="#595959" loext:opacity="100%" fo:font-size="14pt" fo:letter-spacing="0.026cm" style:font-name-asian="Aptos" style:font-family-asian="Aptos" style:font-family-generic-asian="swiss" style:font-pitch-asian="variable" style:font-size-asian="14pt" style:font-name-complex="Tahoma" style:font-family-complex="Tahoma" style:font-family-generic-complex="swiss" style:font-pitch-complex="variable" style:font-size-complex="14pt"/>
    </style:style>
    <style:style style:name="Citação_20_Char" style:display-name="Citação Char" style:family="text" style:parent-style-name="Default_20_Paragraph_20_Font_20__28_WW_29_">
      <style:text-properties fo:color="#404040" loext:opacity="100%" fo:font-style="italic" style:font-style-asian="italic" style:font-style-complex="italic"/>
    </style:style>
    <style:style style:name="Ênfase_20_Intensa" style:display-name="Ênfase Intensa" style:family="text" style:parent-style-name="Default_20_Paragraph_20_Font_20__28_WW_29_">
      <style:text-properties fo:color="#0f4761" loext:opacity="100%" fo:font-style="italic" style:font-style-asian="italic" style:font-style-complex="italic"/>
    </style:style>
    <style:style style:name="Citação_20_Intensa_20_Char" style:display-name="Citação Intensa Char" style:family="text" style:parent-style-name="Default_20_Paragraph_20_Font_20__28_WW_29_">
      <style:text-properties fo:color="#0f4761" loext:opacity="100%" fo:font-style="italic" style:font-style-asian="italic" style:font-style-complex="italic"/>
    </style:style>
    <style:style style:name="Referência_20_Intensa" style:display-name="Referência Intensa" style:family="text" style:parent-style-name="Default_20_Paragraph_20_Font_20__28_WW_29_">
      <style:text-properties fo:font-variant="small-caps" fo:color="#0f4761" loext:opacity="100%" fo:letter-spacing="0.009cm" fo:font-weight="bold" style:font-weight-asian="bold" style:font-weight-complex="bold"/>
    </style:style>
    <style:style style:name="Cabeçalho_20_Char" style:display-name="Cabeçalho Char" style:family="text" style:parent-style-name="Default_20_Paragraph_20_Font_20__28_WW_29_"/>
    <style:style style:name="Rodapé_20_Char" style:display-name="Rodapé Char" style:family="text" style:parent-style-name="Default_20_Paragraph_20_Font_20__28_WW_29_"/>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exto_20_do_20_Espaço_20_Reservado" style:display-name="Texto do Espaço Reservado" style:family="text" style:parent-style-name="Fonte_20_parág._20_padrão">
      <style:text-properties fo:color="#666666" loext:opacity="100%"/>
    </style:style>
    <style:style style:name="Estilo2" style:family="text" style:parent-style-name="Default_20_Paragraph_20_Font_20__28_WW_29_">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Menção_20_Pendente" style:display-name="Menção Pendente"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font-size-complex="10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fo:font-size="10pt" fo:font-weight="bold" style:font-size-asian="10pt" style:font-weight-asian="bold" style:font-size-complex="10pt" style:font-weight-complex="bold"/>
    </style:style>
    <style:style style:name="WW_5f_CharLFO8LVL1" style:display-name="WW_CharLFO8LVL1" style:family="text">
      <style:text-properties fo:font-size="10pt" style:font-size-asian="10pt" style:font-size-complex="10pt"/>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2LVL2" style:display-name="WW_CharLFO12LVL2" style:family="text">
      <style:text-properties style:font-name-complex="Courier New" style:font-family-complex="'Courier New'" style:font-family-generic-complex="modern" style:font-pitch-complex="fixed"/>
    </style:style>
    <style:style style:name="WW_5f_CharLFO12LVL5" style:display-name="WW_CharLFO12LVL5" style:family="text">
      <style:text-properties style:font-name-complex="Courier New" style:font-family-complex="'Courier New'" style:font-family-generic-complex="modern" style:font-pitch-complex="fixed"/>
    </style:style>
    <style:style style:name="WW_5f_CharLFO12LVL8" style:display-name="WW_CharLFO12LVL8" style:family="text">
      <style:text-properties style:font-name-complex="Courier New" style:font-family-complex="'Courier New'" style:font-family-generic-complex="modern" style:font-pitch-complex="fixed"/>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5.954cm" fo:margin-left="-0.25cm" table:align="left"/>
    </style:style>
    <style:style style:name="Tabela1.A" style:family="table-column">
      <style:table-column-properties style:column-width="8.749cm"/>
    </style:style>
    <style:style style:name="Tabela1.B" style:family="table-column">
      <style:table-column-properties style:column-width="7.205cm"/>
    </style:style>
    <style:style style:name="Tabela1.1" style:family="table-row">
      <style:table-row-properties style:min-row-height="0.6cm" style:use-optimal-row-height="false"/>
    </style:style>
    <style:style style:name="Tabela1.A1" style:family="table-cell">
      <style:table-cell-properties style:vertical-align="middle" fo:padding-left="0.191cm" fo:padding-right="0.191cm" fo:padding-top="0cm" fo:padding-bottom="0cm" fo:border="0.5pt solid #000000" style:writing-mode="lr-tb"/>
    </style:style>
    <style:style style:name="MP1" style:family="paragraph" style:parent-style-name="Normal">
      <style:text-properties style:font-name="Arial" fo:font-weight="bold" style:font-weight-asian="bold" style:font-name-complex="Arial" style:font-weight-complex="bold"/>
    </style:style>
    <style:style style:name="MP2" style:family="paragraph" style:parent-style-name="Normal">
      <style:paragraph-properties fo:margin-top="0cm" fo:margin-bottom="0.106cm" style:contextual-spacing="false"/>
      <style:text-properties style:font-name="Arial" fo:font-weight="bold" style:font-weight-asian="bold" style:font-name-complex="Arial" style:font-weight-complex="bold"/>
    </style:style>
    <style:style style:name="MP3" style:family="paragraph" style:parent-style-name="Normal">
      <style:text-properties style:font-name="Arial" style:font-name-complex="Arial"/>
    </style:style>
    <style:style style:name="MP4" style:family="paragraph">
      <loext:graphic-properties draw:fill="solid" draw:fill-color="#f8b133"/>
      <style:paragraph-properties fo:text-align="start"/>
      <style:text-properties fo:font-size="18pt"/>
    </style:style>
    <style:style style:name="MP5" style:family="paragraph" style:parent-style-name="Standard">
      <style:paragraph-properties fo:margin-right="0cm" fo:margin-top="0cm" fo:margin-bottom="0cm" style:contextual-spacing="false" fo:line-height="100%" fo:text-align="start" style:justify-single-word="false"/>
    </style:style>
    <style:style style:name="MP6" style:family="paragraph" style:parent-style-name="Normal">
      <style:paragraph-properties fo:margin-left="0.199cm" fo:margin-right="1.499cm">
        <style:tab-stops/>
      </style:paragraph-properties>
    </style:style>
    <style:style style:name="MP7" style:family="paragraph" style:parent-style-name="Standard">
      <style:paragraph-properties fo:margin-left="0cm" fo:margin-right="1.401cm" fo:margin-top="0cm" fo:margin-bottom="0cm" style:contextual-spacing="false" fo:line-height="100%" fo:text-align="start" style:justify-single-word="false" fo:text-indent="0cm" style:auto-text-indent="false">
        <style:tab-stops/>
      </style:paragraph-properties>
      <style:text-properties officeooo:paragraph-rsid="000cd303"/>
    </style:style>
    <style:style style:name="MP8" style:family="paragraph" style:parent-style-name="Standard">
      <style:paragraph-properties fo:margin-left="0cm" fo:margin-right="1.499cm" fo:margin-top="0cm" fo:margin-bottom="0cm" style:contextual-spacing="false" fo:line-height="100%" fo:text-align="start" style:justify-single-word="false" fo:text-indent="0cm" style:auto-text-indent="false">
        <style:tab-stops/>
      </style:paragraph-properties>
      <style:text-properties officeooo:paragraph-rsid="00112c98"/>
    </style:style>
    <style:style style:name="MP9" style:family="paragraph" style:parent-style-name="Standard">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size-complex="10pt" style:font-weight-complex="bold"/>
    </style:style>
    <style:style style:name="MP10"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MP11"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MP12"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3"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4"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MP15" style:family="paragraph">
      <loext:graphic-properties draw:fill="none"/>
    </style:style>
    <style:style style:name="MT1" style:family="text">
      <style:text-properties style:font-name="Arial" fo:font-size="10pt" style:font-size-asian="10pt" style:font-name-complex="Arial" style:font-size-complex="10pt"/>
    </style:style>
    <style:style style:name="MT2" style:family="text">
      <style:text-properties fo:color="#000000" loext:opacity="100%" style:font-name="Arial" fo:font-size="10pt" fo:font-weight="bold" style:font-size-asian="10pt" style:font-weight-asian="bold" style:font-name-complex="Arial" style:font-size-complex="10pt" style:font-weight-complex="bold"/>
    </style:style>
    <style:style style:name="MT3" style:family="text">
      <style:text-properties style:font-name="Arial" fo:font-size="10pt" fo:font-weight="bold" officeooo:rsid="000cd303" style:font-size-asian="10pt" style:font-weight-asian="bold" style:font-name-complex="Arial" style:font-size-complex="10pt" style:font-weight-complex="bold"/>
    </style:style>
    <style:style style:name="MT4" style:family="text">
      <style:text-properties style:font-name="Arial" fo:font-size="10pt" fo:font-weight="bold" officeooo:rsid="00112c98" style:font-size-asian="10pt" style:font-weight-asian="bold" style:font-name-complex="Arial" style:font-size-complex="10pt" style:font-weight-complex="bold"/>
    </style:style>
    <style:style style:name="MT5" style:family="text">
      <style:text-properties officeooo:rsid="0013d09c" style:font-size-complex="10pt" style:font-weight-complex="bold"/>
    </style:style>
    <style:style style:name="MT6" style:family="text">
      <style:text-properties officeooo:rsid="00112c98" style:font-size-complex="10pt" style:font-weight-complex="bold"/>
    </style:style>
    <style:style style:name="MT7" style:family="text">
      <style:text-properties style:font-name="Arial" fo:font-size="8pt" style:font-size-asian="8pt" style:font-name-complex="Arial" style:font-size-complex="8pt"/>
    </style:style>
    <style:style style:name="MT8" style:family="text">
      <style:text-properties style:font-name="Arial" fo:font-size="8pt" fo:font-weight="bold" style:font-size-asian="8pt" style:font-weight-asian="bold" style:font-name-complex="Arial" style:font-size-complex="8pt"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f8b133" draw:textarea-vertical-align="top" draw:auto-grow-height="false" fo:min-height="2.055cm" fo:min-width="1.85cm" fo:padding-top="0.125cm" fo:padding-bottom="0.125cm" fo:padding-left="0.25cm" fo:padding-right="0.25cm" fo:wrap-option="wrap" draw:shadow="visible" draw:shadow-offset-x="0.106cm" draw:shadow-offset-y="0cm" draw:shadow-color="#000000" draw:shadow-opacity="40%" loext:shadow-blur="0.141cm" loext:decorative="false" fo:margin-left="0.051cm" fo:margin-right="0.138cm" fo:margin-top="0.161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53cm" svg:stroke-color="#7f7f7f"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3.233cm" fo:margin-left="3.75cm" fo:margin-right="8.50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0.76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Standard"><draw:frame draw:style-name="Mfr1" draw:name="Caixa de Texto 2" text:anchor-type="paragraph" svg:x="3.281cm" svg:y="0.104cm" svg:width="11.866cm" style:rel-width="scale" svg:height="2.274cm" style:rel-height="scale" draw:z-index="48"><draw:text-box><text:p text:style-name="MP1">GOVERNO DO ESTADO DO PARANÁ</text:p><text:p text:style-name="MP2">PREFEITURA DO MUNICÍPIO DE ASSAÍ</text:p><text:p text:style-name="MP3">SOLICITAÇÃO DE DEMANDA - SD</text:p></draw:text-box></draw:frame><draw:frame draw:style-name="Mfr2" draw:name="Figura2" text:anchor-type="paragraph" svg:x="-0.31cm" svg:y="-0.439cm" svg:width="3.297cm" style:rel-width="scale" svg:height="3.341cm" style:rel-height="scale" draw:z-index="6"><draw:image xlink:href="Pictures/10000001000004B7000004C183E7A8D5.png" xlink:type="simple" xlink:show="embed" xlink:actuate="onLoad" draw:mime-type="image/png"/><svg:desc>Uma imagem contendo rainha, quarto, comida

Descrição gerada automaticamente</svg:desc></draw:frame><draw:frame draw:style-name="Mfr2" draw:name="Figura3" text:anchor-type="paragraph" svg:x="0.319cm" svg:y="-0.804cm" svg:width="1.037cm" style:rel-width="scale" svg:height="1.037cm" style:rel-height="scale" draw:z-index="13"><draw:image xlink:href="Pictures/100001E000000A0600000A06FBAB6554.svg" xlink:type="simple" xlink:show="embed" xlink:actuate="onLoad" draw:mime-type="image/svg+xml"/><draw:image xlink:href="Pictures/100000010000006100000061BC64147A.png" xlink:type="simple" xlink:show="embed" xlink:actuate="onLoad" draw:mime-type="image/png"/><svg:desc>Início estrutura de tópicos</svg:desc></draw:frame><draw:custom-shape text:anchor-type="char" draw:z-index="34" draw:name="Fluxograma: Conector fora de Página 3" draw:style-name="Mgr1" draw:text-style-name="MP4" svg:width="2.35cm" svg:height="2.881cm" draw:transform="rotate (1.5707963267949) translate (-3.75002777777778cm 2.682875cm)"><text:p/><draw:enhanced-geometry draw:mirror-horizontal="false" draw:mirror-vertical="false" svg:viewBox="0 0 0 0" drawooo:sub-view-size="10 10" draw:text-areas="0 0 ?f4 ?f0" draw:type="ooxml-flowChartOffpageConnector" draw:enhanced-path="M 0 0 L 10 0 10 8 5 10 0 8 Z N"><draw:equation draw:name="f0" draw:formula="logheight*4/5"/><draw:equation draw:name="f1" draw:formula="logwidth/2"/><draw:equation draw:name="f2" draw:formula="logheight/2"/><draw:equation draw:name="f3" draw:formula="logheight"/><draw:equation draw:name="f4" draw:formula="logwidth"/></draw:enhanced-geometry></draw:custom-shape></text:p>
        <text:p text:style-name="Standard"/>
        <text:p text:style-name="Header"/>
        <text:p text:style-name="Header"/>
        <table:table table:name="Tabela1" table:style-name="Tabela1">
          <table:table-column table:style-name="Tabela1.A"/>
          <table:table-column table:style-name="Tabela1.B"/>
          <table:table-row table:style-name="Tabela1.1">
            <table:table-cell table:style-name="Tabela1.A1" office:value-type="string">
              <text:p text:style-name="MP5"><text:span text:style-name="Fonte_20_parág._20_padrão"><text:span text:style-name="MT1">DOCUMENTO ADMINISTRATIVO:</text:span></text:span></text:p>
            </table:table-cell>
            <table:table-cell table:style-name="Tabela1.A1" office:value-type="string">
              <text:p text:style-name="MP6"><text:span text:style-name="Texto_20_do_20_Espaço_20_Reservado"><text:span text:style-name="MT2">SECTI.026-25</text:span></text:span></text:p>
            </table:table-cell>
          </table:table-row>
          <table:table-row table:style-name="Tabela1.1">
            <table:table-cell table:style-name="Tabela1.A1" office:value-type="string">
              <text:p text:style-name="MP5"><text:span text:style-name="Fonte_20_parág._20_padrão"><text:span text:style-name="MT1">Nº DA SD:</text:span></text:span></text:p>
            </table:table-cell>
            <table:table-cell table:style-name="Tabela1.A1" office:value-type="string">
              <text:p text:style-name="MP7"><text:span text:style-name="Fonte_20_parág._20_padrão"><text:span text:style-name="MT3">00</text:span></text:span><text:span text:style-name="Fonte_20_parág._20_padrão"><text:span text:style-name="MT4">5</text:span></text:span><text:span text:style-name="Fonte_20_parág._20_padrão"><text:span text:style-name="MT3">/2026</text:span></text:span></text:p>
            </table:table-cell>
          </table:table-row>
          <table:table-row table:style-name="Tabela1.1">
            <table:table-cell table:style-name="Tabela1.A1" office:value-type="string">
              <text:p text:style-name="MP5"><text:span text:style-name="Fonte_20_parág._20_padrão"><text:span text:style-name="MT1">DATA:</text:span></text:span></text:p>
            </table:table-cell>
            <table:table-cell table:style-name="Tabela1.A1" office:value-type="string">
              <text:p text:style-name="MP8"><text:span text:style-name="Estilo2"><text:span text:style-name="MT5">20</text:span></text:span><text:span text:style-name="Estilo2"><text:span text:style-name="MT6">/03/2026</text:span></text:span></text:p>
            </table:table-cell>
          </table:table-row>
          <table:table-row table:style-name="Tabela1.1">
            <table:table-cell table:style-name="Tabela1.A1" office:value-type="string">
              <text:p text:style-name="MP5"><text:span text:style-name="Fonte_20_parág._20_padrão"><text:span text:style-name="MT1">ELABORADO POR:</text:span></text:span></text:p>
            </table:table-cell>
            <table:table-cell table:style-name="Tabela1.A1" office:value-type="string">
              <text:p text:style-name="MP9">João Guilherme Moreira</text:p>
            </table:table-cell>
          </table:table-row>
        </table:table>
        <text:p text:style-name="Header"/>
        <text:p text:style-name="Header"><draw:frame draw:style-name="Mfr3" draw:name="Caixa de Texto 21" text:anchor-type="paragraph" svg:x="-0.547cm" svg:y="18.669cm" svg:width="11.218cm" style:rel-width="scale" svg:height="4.422cm" style:rel-height="scale" draw:z-index="27"><draw:text-box><text:p text:style-name="MP10"><text:span text:style-name="Fonte_20_parág._20_padrão"><text:span text:style-name="MT7">Página </text:span></text:span><text:span text:style-name="Fonte_20_parág._20_padrão"><text:span text:style-name="MT8"><text:page-number style:num-format="1" text:select-page="current">7</text:page-number></text:span></text:span></text:p><text:p text:style-name="MP11">SECRETARIA MUNICIPAL DE CIÊNCIA, TECNOLOGIA E INOVAÇÃO – SECTI</text:p><text:p text:style-name="MP12">Agência de Inovação e Transformação Digital do Vale do Sol</text:p><text:p text:style-name="MP13">Rua Edgar Bardal, s/n, Prédio Anexo do CEEP Profa. Maria Lydia Cescatto Bomtempo, Assaí, PR</text:p><text:p text:style-name="MP14"><text:span text:style-name="Fonte_20_parág._20_padrão"><text:span text:style-name="MT7">CEP 86.220-000 • E-mail: secti@assai.pr.gov.br • Telefone: (43) 3262-8613</text:span></text:span></text:p></draw:text-box></draw:frame></text:p>
      </style:header>
      <style:footer>
        <text:p text:style-name="Footer"><draw:connector text:anchor-type="paragraph" draw:z-index="55" draw:name="Conector reto 8" draw:style-name="Mgr2" draw:text-style-name="MP15" draw:type="line" svg:x1="10.186cm" svg:y1="0.326cm" svg:x2="10.186cm" svg:y2="3.369cm" svg:d="M10186 326v3043" svg:viewBox="0 0 2 3044"><text:p/></draw:connector><draw:frame draw:style-name="Mfr4" draw:name="Figura4" text:anchor-type="paragraph" svg:x="10.463cm" svg:y="0.557cm" svg:width="5.258cm" style:rel-width="scale" svg:height="2.741cm" style:rel-height="scale" draw:z-index="20"><draw:image xlink:href="Pictures/10000001000008170000043834E29D2D.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meta:creation-date>2025-04-07T13:53:00Z</meta:creation-date>
    <dc:date>2026-03-20T17:53:35.634467100</dc:date>
    <meta:print-date>2026-01-30T14:11:40.474551400</meta:print-date>
    <meta:editing-cycles>38</meta:editing-cycles>
    <meta:editing-duration>PT16H13M33S</meta:editing-duration>
    <meta:document-statistic meta:table-count="5" meta:image-count="3" meta:object-count="0" meta:page-count="7" meta:paragraph-count="147" meta:word-count="1594" meta:character-count="10420" meta:non-whitespace-character-count="8981"/>
    <meta:user-defined meta:name="AppVersion">16.0000</meta:user-defined>
    <meta:user-defined meta:name="ContentTypeId">0x010100DAB76027FBCB1145A150F2F4D0106608</meta:user-defined>
    <meta:user-defined meta:name="MediaServiceImageTags"/>
    <meta:user-defined meta:name="TaxKeyword"/>
    <meta:template xlink:type="simple" xlink:actuate="onRequest" xlink:title="" xlink:href="../../2025/SD_021_Agencia_de_Viagem.odt/Normal"/>
  </office:meta>
</office:document-meta>
</file>